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8083in" table:align="left" style:writing-mode="lr-tb"/>
    </style:style>
    <style:style style:name="Table1.A" style:family="table-column">
      <style:table-column-properties style:column-width="1.9688in"/>
    </style:style>
    <style:style style:name="Table1.B" style:family="table-column">
      <style:table-column-properties style:column-width="3.839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083in" table:align="left" style:writing-mode="lr-tb"/>
    </style:style>
    <style:style style:name="Table2.A" style:family="table-column">
      <style:table-column-properties style:column-width="1.9688in"/>
    </style:style>
    <style:style style:name="Table2.B" style:family="table-column">
      <style:table-column-properties style:column-width="3.839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8083in" table:align="left" style:writing-mode="lr-tb"/>
    </style:style>
    <style:style style:name="Table3.A" style:family="table-column">
      <style:table-column-properties style:column-width="1.9688in"/>
    </style:style>
    <style:style style:name="Table3.B" style:family="table-column">
      <style:table-column-properties style:column-width="3.839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8083in" table:align="left" style:writing-mode="lr-tb"/>
    </style:style>
    <style:style style:name="Table4.A" style:family="table-column">
      <style:table-column-properties style:column-width="1.9688in"/>
    </style:style>
    <style:style style:name="Table4.B" style:family="table-column">
      <style:table-column-properties style:column-width="3.8396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8083in" table:align="left" style:writing-mode="lr-tb"/>
    </style:style>
    <style:style style:name="Table5.A" style:family="table-column">
      <style:table-column-properties style:column-width="1.9688in"/>
    </style:style>
    <style:style style:name="Table5.B" style:family="table-column">
      <style:table-column-properties style:column-width="3.8396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P1" style:family="paragraph" style:parent-style-name="Body_20_text">
      <style:paragraph-properties fo:margin-left="0.3937in" fo:margin-right="0in" fo:text-indent="0in" style:auto-text-indent="false"/>
    </style:style>
    <style:style style:name="P2" style:family="paragraph" style:parent-style-name="Contents_20_1">
      <style:paragraph-properties>
        <style:tab-stops>
          <style:tab-stop style:position="0.3937in"/>
          <style:tab-stop style:position="0.8335in"/>
          <style:tab-stop style:position="0.9846in"/>
          <style:tab-stop style:position="5.7654in" style:type="right" style:leader-style="dotted" style:leader-text="."/>
        </style:tab-stops>
      </style:paragraph-properties>
      <style:text-properties fo:font-weight="normal" style:font-weight-asian="normal"/>
    </style:style>
    <style:style style:name="P3" style:family="paragraph" style:parent-style-name="Contents_20_1">
      <style:paragraph-properties>
        <style:tab-stops>
          <style:tab-stop style:position="0.3937in"/>
          <style:tab-stop style:position="0.8335in"/>
          <style:tab-stop style:position="0.9846in"/>
          <style:tab-stop style:position="5.7654in" style:type="right" style:leader-style="dotted" style:leader-text="."/>
        </style:tab-stops>
      </style:paragraph-properties>
    </style:style>
    <style:style style:name="P4" style:family="paragraph" style:parent-style-name="Standard">
      <style:text-properties fo:font-weight="bold" style:font-weight-asian="bold"/>
    </style:style>
    <style:style style:name="P5" style:family="paragraph" style:parent-style-name="Standard">
      <style:paragraph-properties fo:line-height="0.111in" fo:text-align="center" style:justify-single-word="false"/>
      <style:text-properties fo:font-size="14pt" fo:language="none" fo:country="none" fo:font-weight="bold" style:font-size-asian="14pt" style:font-weight-asian="bold"/>
    </style:style>
    <style:style style:name="P6" style:family="paragraph" style:parent-style-name="Standard">
      <loext:graphic-properties draw:fill="solid" draw:fill-color="#008080"/>
      <style:paragraph-properties fo:background-color="#008080"/>
    </style:style>
    <style:style style:name="P7" style:family="paragraph" style:parent-style-name="Standard" style:list-style-name="WW8Num5"/>
    <style:style style:name="P8" style:family="paragraph" style:parent-style-name="Standard">
      <style:paragraph-properties style:snap-to-layout-grid="false"/>
    </style:style>
    <style:style style:name="P9" style:family="paragraph" style:parent-style-name="Standard" style:list-style-name="WW8Num9"/>
    <style:style style:name="P10" style:family="paragraph" style:parent-style-name="Standard">
      <style:paragraph-properties fo:margin-left="1.2799in" fo:margin-right="0in" fo:text-indent="-1.2799in" style:auto-text-indent="false"/>
    </style:style>
    <style:style style:name="P11" style:family="paragraph" style:parent-style-name="Standard" style:list-style-name="">
      <style:paragraph-properties fo:margin-left="1.2799in" fo:margin-right="0in" fo:text-indent="-1.2799in" style:auto-text-indent="false">
        <style:tab-stops>
          <style:tab-stop style:position="5.7484in" style:type="right"/>
        </style:tab-stops>
      </style:paragraph-properties>
    </style:style>
    <style:style style:name="P12" style:family="paragraph" style:parent-style-name="Standard" style:list-style-name="">
      <style:paragraph-properties fo:margin-left="1.2799in" fo:margin-right="0in" fo:line-height="0.0835in" fo:text-indent="-1.2799in" style:auto-text-indent="false">
        <style:tab-stops>
          <style:tab-stop style:position="5.7484in" style:type="right"/>
        </style:tab-stops>
      </style:paragraph-properties>
    </style:style>
    <style:style style:name="P13" style:family="paragraph" style:parent-style-name="Standard" style:list-style-name="">
      <style:paragraph-properties fo:margin-left="1.2799in" fo:margin-right="0in" fo:text-indent="-1.2799in" style:auto-text-indent="false">
        <style:tab-stops>
          <style:tab-stop style:position="5.7484in" style:type="right"/>
        </style:tab-stops>
      </style:paragraph-properties>
      <style:text-properties officeooo:paragraph-rsid="0005679e"/>
    </style:style>
    <style:style style:name="P14" style:family="paragraph" style:parent-style-name="Standard">
      <style:paragraph-properties fo:break-before="page"/>
    </style:style>
    <style:style style:name="P15" style:family="paragraph" style:parent-style-name="Standard">
      <style:paragraph-properties fo:margin-left="0.3937in" fo:margin-right="0in" fo:text-indent="0in" style:auto-text-indent="false"/>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1.1811in" fo:margin-right="0in" fo:text-indent="-0.7874in" style:auto-text-indent="false"/>
    </style:style>
    <style:style style:name="P18" style:family="paragraph" style:parent-style-name="Standard">
      <style:paragraph-properties fo:margin-left="0.7874in" fo:margin-right="0in" fo:text-indent="-0.2953in" style:auto-text-indent="false"/>
    </style:style>
    <style:style style:name="P19" style:family="paragraph" style:parent-style-name="Standard">
      <style:paragraph-properties fo:margin-left="0.4925in" fo:margin-right="0in" fo:text-indent="0in" style:auto-text-indent="false"/>
    </style:style>
    <style:style style:name="P20" style:family="paragraph" style:parent-style-name="Standard">
      <style:paragraph-properties fo:margin-left="0.9846in" fo:margin-right="0in" fo:text-indent="-0.4925in" style:auto-text-indent="false"/>
    </style:style>
    <style:style style:name="P21" style:family="paragraph" style:parent-style-name="Standard">
      <style:paragraph-properties fo:keep-with-next="always"/>
      <style:text-properties fo:font-weight="bold" style:font-weight-asian="bold"/>
    </style:style>
    <style:style style:name="P22" style:family="paragraph" style:parent-style-name="Standard" style:master-page-name="Standard">
      <style:paragraph-properties style:page-number="auto"/>
      <style:text-properties fo:font-size="28pt" fo:font-weight="bold" style:font-size-asian="28pt" style:font-weight-asian="bold"/>
    </style:style>
    <style:style style:name="P23" style:family="paragraph" style:parent-style-name="Text_20_body">
      <style:text-properties fo:font-weight="bold" style:font-weight-asian="bold"/>
    </style:style>
    <style:style style:name="P24" style:family="paragraph">
      <loext:graphic-properties draw:fill="none" draw:fill-color="#ffffff"/>
      <style:paragraph-properties fo:text-align="center" style:writing-mode="lr-tb"/>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color="#ffffff" loext:opacity="100%" fo:font-size="14pt" fo:font-weight="bold" style:font-size-asian="14pt" style:font-weight-asian="bold"/>
    </style:style>
    <style:style style:name="T4" style:family="text">
      <style:text-properties fo:color="#ffffff" loext:opacity="100%" fo:font-size="14pt" style:font-size-asian="14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font-name="Symbol" fo:font-style="italic" style:font-style-asian="italic" style:font-name-complex="Symbol"/>
    </style:style>
    <style:style style:name="T8" style:family="text">
      <style:text-properties style:font-name="Symbol" style:font-name-asian="Symbol" style:font-name-complex="Symbol"/>
    </style:style>
    <style:style style:name="T9" style:family="text">
      <style:text-properties style:font-name="Symbol" style:font-name-complex="Symbol"/>
    </style:style>
    <style:style style:name="T10" style:family="text">
      <style:text-properties style:text-position="sub 58%"/>
    </style:style>
    <style:style style:name="T11" style:family="text">
      <style:text-properties officeooo:rsid="0005679e"/>
    </style:style>
    <style:style style:name="T12" style:family="text">
      <style:text-properties style:use-window-font-color="true" loext:opacity="0%" style:font-name="Arial1" fo:language="en" fo:country="GB" officeooo:rsid="0005679e" style:font-name-asian="Times New Roman" style:font-name-complex="Arial1" style:font-size-complex="10pt"/>
    </style:style>
    <style:style style:name="T13" style:family="text">
      <style:text-properties style:use-window-font-color="true" loext:opacity="0%" style:font-name="Arial1" fo:font-size="10pt" fo:language="en" fo:country="GB" officeooo:rsid="0005679e" style:font-name-asian="Times New Roman" style:font-size-asian="10pt" style:font-name-complex="Arial1" style:font-size-complex="10pt"/>
    </style:style>
    <style:style style:name="fr1" style:family="graphic" style:parent-style-name="OLE">
      <style:graphic-properties fo:margin-left="0in" fo:margin-right="0in" fo:margin-top="0in" fo:margin-bottom="0in" style:vertical-pos="middle" style:vertical-rel="text" fo:padding="0.0008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626in" svg:stroke-color="#00008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light Recorder and Playback Technical Reference</text:p>
      <text:p text:style-name="P5"><draw:line text:anchor-type="char" draw:z-index="17" draw:style-name="gr1" draw:text-style-name="P24" svg:x1="-0.0102in" svg:y1="0.0319in" svg:x2="5.7815in" svg:y2="0.0319in"><text:p/></draw:line></text:p>
      <text:h text:style-name="P13" text:outline-level="1">Copyright (c) 2000-2007 Martin Schweiger</text:h>
      <text:h text:style-name="P13" text:outline-level="1">Copyright (c) 20<text:span text:style-name="T13">22</text:span>-20<text:span text:style-name="T13">23</text:span> <text:span text:style-name="T13">SpaceXpanse</text:span></text:h>
      <text:h text:style-name="P13" text:outline-level="1"><text:tab/></text:h>
      <text:h text:style-name="P11" text:outline-level="1"><text:span text:style-name="T13">SpaceXpanse</text:span> home: <text:a xlink:type="simple" xlink:href="https://www.spacexpanse.org/" text:style-name="Internet_20_link" text:visited-style-name="Visited_20_Internet_20_Link"><text:span text:style-name="Internet_20_link"><text:span text:style-name="T11">www.spacexpanse.org</text:span></text:span></text:a> </text:h>
      <text:h text:style-name="P12" text:outline-level="1"/>
      <text:p text:style-name="Standard"/>
      <text:p text:style-name="P23"/>
      <text:p text:style-name="P6">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left" style:position="0.5555in"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1<text:tab/>Introduction<text:tab/><text:a xlink:type="simple" xlink:href="#__RefHeading___Toc176687315" text:style-name="Index_20_Link" text:visited-style-name="Index_20_Link">1</text:a></text:p>
          <text:p text:style-name="P3">2<text:tab/>Sequence recording<text:tab/><text:a xlink:type="simple" xlink:href="#__RefHeading___Toc176687316" text:style-name="Index_20_Link" text:visited-style-name="Index_20_Link">1</text:a></text:p>
          <text:p text:style-name="P3">3<text:tab/>Sequence playback<text:tab/><text:a xlink:type="simple" xlink:href="#__RefHeading___Toc176687317" text:style-name="Index_20_Link" text:visited-style-name="Index_20_Link">2</text:a></text:p>
          <text:p text:style-name="P3">4<text:tab/>File formats<text:tab/><text:a xlink:type="simple" xlink:href="#__RefHeading___Toc176687318" text:style-name="Index_20_Link" text:visited-style-name="Index_20_Link">2</text:a></text:p>
          <text:p text:style-name="Contents_20_2">4.1.<text:tab/>Position and velocity data<text:tab/><text:a xlink:type="simple" xlink:href="#__RefHeading___Toc176687319" text:style-name="Index_20_Link" text:visited-style-name="Index_20_Link">2</text:a></text:p>
          <text:p text:style-name="Contents_20_2">4.2.<text:tab/>Attitude data<text:tab/><text:a xlink:type="simple" xlink:href="#__RefHeading___Toc176687320" text:style-name="Index_20_Link" text:visited-style-name="Index_20_Link">3</text:a></text:p>
          <text:p text:style-name="Contents_20_2">4.3.<text:tab/>Articulation data<text:tab/><text:a xlink:type="simple" xlink:href="#__RefHeading___Toc176687321" text:style-name="Index_20_Link" text:visited-style-name="Index_20_Link">4</text:a></text:p>
          <text:p text:style-name="Contents_20_2">4.4.<text:tab/>Global events<text:tab/><text:a xlink:type="simple" xlink:href="#__RefHeading___Toc176687322" text:style-name="Index_20_Link" text:visited-style-name="Index_20_Link">6</text:a></text:p>
          <text:p text:style-name="P3">5<text:tab/>Recording and playback of vessel-specific events<text:tab/><text:a xlink:type="simple" xlink:href="#__RefHeading___Toc176687323" text:style-name="Index_20_Link" text:visited-style-name="Index_20_Link">7</text:a></text:p>
          <text:p text:style-name="P3">6<text:tab/>Technical information<text:tab/><text:a xlink:type="simple" xlink:href="#__RefHeading___Toc176687324" text:style-name="Index_20_Link" text:visited-style-name="Index_20_Link">8</text:a></text:p>
          <text:p text:style-name="Contents_20_2">6.1.<text:tab/>State interpolation<text:tab/><text:a xlink:type="simple" xlink:href="#__RefHeading___Toc176687325" text:style-name="Index_20_Link" text:visited-style-name="Index_20_Link">8</text:a></text:p>
          <text:p text:style-name="Contents_20_2">6.2.<text:tab/>Attitude interpolation<text:tab/><text:a xlink:type="simple" xlink:href="#__RefHeading___Toc176687326" text:style-name="Index_20_Link" text:visited-style-name="Index_20_Link">8</text:a></text:p>
          <text:p text:style-name="P3">7<text:tab/>Examples<text:tab/><text:a xlink:type="simple" xlink:href="#__RefHeading___Toc176687327" text:style-name="Index_20_Link" text:visited-style-name="Index_20_Link">8</text:a></text:p>
          <text:p text:style-name="Contents_20_1">Appendix A<text:tab/>SpaceXpanse reference frames<text:tab/><text:a xlink:type="simple" xlink:href="#__RefHeading___Toc176687328" text:style-name="Index_20_Link" text:visited-style-name="Index_20_Link">10</text:a></text:p>
          <text:p text:style-name="Contents_20_1">Appendix B<text:tab/>Cartesian and polar coordinates<text:tab/><text:a xlink:type="simple" xlink:href="#__RefHeading___Toc176687329" text:style-name="Index_20_Link" text:visited-style-name="Index_20_Link">10</text:a></text:p>
        </text:index-body>
      </text:table-of-content>
      <text:p text:style-name="Standard"/>
      <text:p text:style-name="P14"/>
      <text:h text:style-name="Heading_20_1" text:outline-level="1"><text:bookmark-start text:name="__RefHeading___Toc176687315"/>Introduction<text:bookmark-end text:name="__RefHeading___Toc176687315"/></text:h>
      <text:p text:style-name="Standard">The purpose of this project is the extension of the standard SpaceXpanse functionality to allow the recording and playback of spacecraft trajectories. The format of the recording streams is public so that external applications such as trajectory optimisation programs can be used to generate the data streams, and to use SpaceXpanse as a visualisation tool for these pre-computed trajectories.</text:p>
      <text:p text:style-name="Standard">The recorded data include position and velocity samples, attitude data samples, and articulation data which mark events such as engine levels, booster separation, animations, etc. Different data formats (e.g. different frames of reference) are supported to simplify the interfacing with external applications.</text:p>
      <text:p text:style-name="Standard">Additions to the SpaceXpanse Programming Interface for recording and reading vessel-specific articulation data are provided to enable addon developers to add specific event types in the vessel module code.</text:p>
      <text:h text:style-name="Heading_20_1" text:outline-level="1"><text:bookmark-start text:name="__RefHeading___Toc176687316"/>Sequence recording<text:bookmark-end text:name="__RefHeading___Toc176687316"/></text:h>
      <text:p text:style-name="Standard">Flight sequences can be recorded and played back later. Currently, recorded data for include for each spacecraft:</text:p>
      <text:p text:style-name="Standard"/>
      <text:list xml:id="list1691254315" text:style-name="WW8Num5">
        <text:list-item>
          <text:p text:style-name="P7"><text:span text:style-name="T2">Position and velocity</text:span>. At the moment, these data are recorded relative to the reference planet, either in a non-rotating reference system (ecliptic and equinox of J2000), or a rotating equatorial reference system. As a result, trajectories are currently recorded in an absolute time frame. Samples are written in regular intervals (currently 4 seconds) or if the velocity vector rotates by more than 5 degrees.</text:p>
        </text:list-item>
        <text:list-item>
          <text:p text:style-name="P7"><text:span text:style-name="T2">Attitude</text:span>. Attitude data are saved in terms of the Euler angles of the spacecraft with respect to the ecliptic reference frame or local horizon frame. Samples are written whenever one of the angles has changed by more than a predefined threshold limit.</text:p>
        </text:list-item>
        <text:list-item>
          <text:p text:style-name="P7"><text:span text:style-name="T2">Articulation data</text:span>. These include changes in thrust level of individual spacecraft engines, and custom events recorded by individual spacecraft modules, such as animations.</text:p>
        </text:list-item>
      </text:list>
      <text:p text:style-name="Standard"/>
      <text:p text:style-name="Standard">In addition, global simulation events, such as changes in the recording speed or onscreen annotations, are stored separately.</text:p>
      <text:p text:style-name="Standard"/>
      <text:p text:style-name="Standard">To start recording a flight sequence, launch an SpaceXpanse scenario and start the recorder by pressing Ctrl-C, or from the recorder dialog box (Ctrl-F5). The recording can be stopped by pressing Ctrl-C again or by terminating the simulation. Currently, all spacecraft in the scenario are recorded. Selective recording will be implemented later.</text:p>
      <text:h text:style-name="Heading_20_1" text:outline-level="1"><text:bookmark-start text:name="__RefHeading___Toc176687317"/>Sequence playback<text:bookmark-end text:name="__RefHeading___Toc176687317"/></text:h>
      <text:p text:style-name="Standard">Each recording generates a new scenario under the “Scenarios\Playback” subdirectory, with the same name as the original scenario. The playback scenario defines the simulation state at the moment when the recording was started. The only difference between standard and playback scenarios is an additional entry “FLIGHTDATA” in each of the recorded spacecraft sections.</text:p>
      <text:p text:style-name="Standard">Playback scenarios are launched like standard scenarios. On launch, a “Playback” indicator is displayed at the bottom of the simulation window. All spacecraft follow their recorded trajectories until the end of the recording sequence is reached or until playback is terminated by the user with Ctrl-C. At that point, SpaceXpanse’s own time propagation mechanism takes over again, and spacecraft return to user control.</text:p>
      <text:p text:style-name="Standard">Position and attitude data are interpolated between the recorded samples during playback. The recorded articulation events are effective instantaneously.</text:p>
      <text:p text:style-name="Standard">During playpack, the user can manipulate the camera views, switch between camera targets, and operate cockpit instruments such as the MFD displays.</text:p>
      <text:p text:style-name="Standard">The playback speed (time compression) can either be controlled manually by the user, or set automatically from data tags in the articulation stream.</text:p>
      <text:h text:style-name="Heading_20_1" text:outline-level="1"><text:bookmark-start text:name="__RefHeading___Toc176687318"/><text:soft-page-break/>File formats<text:bookmark-end text:name="__RefHeading___Toc176687318"/></text:h>
      <text:p text:style-name="Standard">All flight data are recorded under the “Flights” subdirectory. Each recording generates a new subdirectory with the name of the scenario. If the directory already exists, it is overwritten.</text:p>
      <text:p text:style-name="Standard"/>
      <text:p text:style-name="Standard">Global simulation events, such as changes in time acceleration or camera view mode, or onscreen annotations, are recorded in file <text:span text:style-name="T5">system.dat</text:span>. In addition, each recorded object generates three files, where &lt;<text:span text:style-name="T5">object</text:span>&gt; is the name of the vessel as defined in the scenario file:</text:p>
      <text:p text:style-name="Standard"/>
      <text:h text:style-name="Heading_20_2" text:outline-level="2"><text:bookmark-start text:name="__RefHeading___Toc176687319"/>Position and velocity data<text:bookmark-end text:name="__RefHeading___Toc176687319"/></text:h>
      <text:p text:style-name="Standard"><text:span text:style-name="T2">&lt;</text:span><text:span text:style-name="T6">object</text:span><text:span text:style-name="T2">&gt;.pos</text:span></text:p>
      <text:p text:style-name="Standard">Position and velocity data relative to a reference body. Each line contains either a data sample, or a format directive. The following directives are currently supported:</text:p>
      <text:p text:style-name="Standard"/>
      <text:p text:style-name="Standard">STARTMJD &lt;<text:span text:style-name="T5">mjd</text:span>&gt;</text:p>
      <text:p text:style-name="P1">Defines an absolute time reference for the simulation start time. &lt;<text:span text:style-name="T5">mjd</text:span>&gt; is a floating point number defining the start date in MJD (Modified Julian Date) format. Only a single STARTMJD tag should be provided at the beginning of the stream. Note that this value is currently not used by the simulator, because the simulation start date is read from the corresponding scenario file.</text:p>
      <text:p text:style-name="Standard"/>
      <text:p text:style-name="Standard">REF &lt;<text:span text:style-name="T5">reference</text:span>&gt;</text:p>
      <text:p text:style-name="P15">Defines the reference object (planet, moon, sun) relative to which the following data samples are calculated. Whenever the trajectory enters the sphere of influence of a different object, another “REF” line should be added, and the following data samples computed with respect to the new object. &lt;<text:span text:style-name="T5">reference</text:span>&gt; must correspond to a celestial object defined in the SpaceXpanse planetary system. There is no default object, therefore a REF directive must appear at the beginning of the file before any data samples.</text:p>
      <text:p text:style-name="Standard"/>
      <text:p text:style-name="Standard">FRM [ECLIPTIC | EQUATORIAL]</text:p>
      <text:p text:style-name="Text_20_body_20_indent">Orientation of the reference frame for all following data samples. This can be either the ecliptic of the J2000 epoch, or the (rotating) equatorial frame of the reference body. The default setting is “ECLIPTIC”.</text:p>
      <text:p text:style-name="Standard"/>
      <text:p text:style-name="Standard">CRD [CARTESIAN | POLAR]</text:p>
      <text:p text:style-name="P1">Coordinate and velocity data format for all following data samples. This can be either in rectangular cartesian format (<text:span text:style-name="T5">x</text:span>,<text:span text:style-name="T5">y</text:span>,<text:span text:style-name="T5">z</text:span>) [m] and <draw:frame draw:style-name="fr1" draw:name="Object1" text:anchor-type="as-char" svg:width="0.6654in" svg:height="0.1992in" draw:z-index="0"><draw:object xlink:href="./Object 1" xlink:type="simple" xlink:show="embed" xlink:actuate="onLoad"/><draw:image xlink:href="./ObjectReplacements/Object 1" xlink:type="simple" xlink:show="embed" xlink:actuate="onLoad"/></draw:frame><text:s/>[m/s], respectively, or in spherical polar coordinates (<text:span text:style-name="T5">r</text:span>,<text:span text:style-name="T7"></text:span>,<text:span text:style-name="T7"></text:span>) [m,rad,rad] and <draw:frame draw:style-name="fr1" draw:name="Object2" text:anchor-type="as-char" svg:width="0.6484in" svg:height="0.2055in" draw:z-index="1"><draw:object xlink:href="./Object 2" xlink:type="simple" xlink:show="embed" xlink:actuate="onLoad"/><draw:image xlink:href="./ObjectReplacements/Object 2" xlink:type="simple" xlink:show="embed" xlink:actuate="onLoad"/></draw:frame><text:s/>[m/s,rad/s,rad/s], respectively, with radial distance <text:span text:style-name="T5">r</text:span>, polar angle <text:span text:style-name="T7"></text:span> and azimuth angle <text:span text:style-name="T7"></text:span>. If an equatorial frame is selected, <text:span text:style-name="T7"></text:span> and <text:span text:style-name="T7"></text:span> define equatorial longitude and latitude. See Appendix 2 for transformation conventions.</text:p>
      <text:p text:style-name="P1">The default setting is “CARTESIAN”.</text:p>
      <text:p text:style-name="Standard"/>
      <text:p text:style-name="Standard">Any lines not containing one of the above directives are assumed to contain data samples, in the following format:</text:p>
      <text:p text:style-name="Standard"/>
      <text:p text:style-name="P16">&lt;<text:span text:style-name="T5">simt</text:span>&gt; &lt;<text:span text:style-name="T5">position</text:span>&gt; &lt;<text:span text:style-name="T5">velocity</text:span>&gt;</text:p>
      <text:p text:style-name="Standard"/>
      <text:p text:style-name="Standard">where :</text:p>
      <text:p text:style-name="P17">&lt;<text:span text:style-name="T5">simt</text:span>&gt;<text:tab/>is the time since scenario start [s]</text:p>
      <text:p text:style-name="Body_20_Text_20_Indent_20_2">&lt;<text:span text:style-name="T5">position</text:span>&gt;<text:tab/>is the object position w.r.t. the current reference object. Depending on the current “CRD” setting, this is a triplet of &lt;<text:span text:style-name="T5">x</text:span>&gt; &lt;<text:span text:style-name="T5">y</text:span>&gt; &lt;<text:span text:style-name="T5">z</text:span>&gt; cartesian coordinates [m], or a triplet of &lt;<text:span text:style-name="T5">radius</text:span>&gt; [m] <text:s/>&lt;<text:span text:style-name="T5">longitude</text:span>&gt; &lt;<text:span text:style-name="T5">latitude</text:span>&gt; [rad], in either ecliptic or equatorial reference frame.</text:p>
      <text:p text:style-name="Body_20_Text_20_Indent_20_2">&lt;<text:span text:style-name="T5">velocity</text:span>&gt;<text:tab/>is the object velocity w.r.t. the current reference object. Depending on the current “CRD” setting, this is a triplet of &lt;<text:span text:style-name="T5">vx</text:span>&gt; &lt;<text:span text:style-name="T5">vy</text:span>&gt; &lt;<text:span text:style-name="T5">vz</text:span>&gt; rates in cartesian coordinates [m/s], or a triplet of &lt;<text:span text:style-name="T5">radial velocity</text:span>&gt; [m/s] &lt;<text:span text:style-name="T5">longitude rate</text:span>&gt; &lt;<text:span text:style-name="T5">latitude rate</text:span>&gt; [rad/s], in either ecliptic or equatorial reference frame.</text:p>
      <text:p text:style-name="Standard"><text:soft-page-break/></text:p>
      <text:h text:style-name="Heading_20_2" text:outline-level="2"><text:bookmark-start text:name="__RefHeading___Toc176687320"/>Attitude data<text:bookmark-end text:name="__RefHeading___Toc176687320"/></text:h>
      <text:p text:style-name="Standard"><text:span text:style-name="T2">&lt;</text:span><text:span text:style-name="T6">object</text:span><text:span text:style-name="T2">&gt;.att</text:span></text:p>
      <text:p text:style-name="Standard">Attitude data. Each line contains either a data sample, or a format directive. The following directive is currently supported:</text:p>
      <text:p text:style-name="Standard"/>
      <text:p text:style-name="Standard">STARTMJD &lt;<text:span text:style-name="T5">mjd</text:span>&gt;</text:p>
      <text:p text:style-name="P1">Defines an absolute time reference for the simulation start time. &lt;mjd&gt; is a floating point number defining the start date in MJD (Modified Julian Date) format. Only a single STARTMJD tag should be provided at the beginning of the stream. Note that this value is currently not used by the simulator, because the simulation start date is read from the corresponding scenario file.</text:p>
      <text:p text:style-name="Standard"/>
      <text:p text:style-name="Standard">FRM [ECLIPTIC | HORIZON]</text:p>
      <text:p text:style-name="Text_20_body_20_indent">Orientation of the reference frame for all following attitude data samples. This can either be the ecliptic of the J2000 epoch, or the local horizon of the current vessel position. The default setting is "ECLIPTIC".</text:p>
      <text:p text:style-name="Text_20_body_20_indent"/>
      <text:p text:style-name="Standard">REF &lt;<text:span text:style-name="T5">reference</text:span>&gt;</text:p>
      <text:p text:style-name="P15">Defines the reference object (planet, moon, sun) relative to which the following data samples are calculated. Note that a REF tag is required after each FRM HORIZON tag, to define the reference object for local horizon calculations, but is optional after a FRM ECLIPTIC tag, because the reference frame is globally fixed.</text:p>
      <text:p text:style-name="P15">When using FRM HORIZON, the reference should usually be switched by inserting a new REF tag whenever the trajectory enters the sphere of influence of a different object.</text:p>
      <text:p text:style-name="Standard"/>
      <text:p text:style-name="Standard">Any lines not containing a directive are assumed to contain samples , in the following format:</text:p>
      <text:p text:style-name="Standard"/>
      <text:p text:style-name="Standard"><text:tab/>&lt;<text:span text:style-name="T5">simt</text:span>&gt; &lt;<text:span text:style-name="T7"></text:span>&gt; &lt;<text:span text:style-name="T7"></text:span>&gt; &lt;<text:span text:style-name="T7"></text:span>&gt;</text:p>
      <text:p text:style-name="Standard"/>
      <text:p text:style-name="Standard">where:</text:p>
      <text:p text:style-name="P18">&lt;<text:span text:style-name="T5">simt</text:span>&gt; is the time since scenario start (seconds)</text:p>
      <text:p text:style-name="P18">&lt;<text:span text:style-name="T7"></text:span>&gt; &lt;<text:span text:style-name="T7"></text:span>&gt; &lt;<text:span text:style-name="T7"></text:span>&gt; are the Euler angles of the local spacecraft frame with respect to the orientation of the reference frame.</text:p>
      <text:p text:style-name="Standard"/>
      <text:p text:style-name="Standard">Definition: Let</text:p>
      <text:p text:style-name="P16"><draw:frame draw:style-name="fr1" draw:name="Object3" text:anchor-type="as-char" svg:width="1.3953in" svg:height="0.7602in" draw:z-index="2"><draw:object xlink:href="./Object 3" xlink:type="simple" xlink:show="embed" xlink:actuate="onLoad"/><draw:image xlink:href="./ObjectReplacements/Object 3" xlink:type="simple" xlink:show="embed" xlink:actuate="onLoad"/></draw:frame></text:p>
      <text:p text:style-name="Standard">be the rotation matrix that transforms from vessel frame to the reference frame (ecliptic or local horizon). </text:p>
      <text:p text:style-name="Standard"/>
      <text:p text:style-name="Standard">For the ecliptic frame, SpaceXpanse uses the following set of Euler angles:</text:p>
      <text:p text:style-name="P16"><draw:frame draw:style-name="fr1" draw:name="Object4" text:anchor-type="as-char" svg:width="3.1547in" svg:height="0.4665in" draw:z-index="3"><draw:object xlink:href="./Object 4" xlink:type="simple" xlink:show="embed" xlink:actuate="onLoad"/><draw:image xlink:href="./ObjectReplacements/Object 4" xlink:type="simple" xlink:show="embed" xlink:actuate="onLoad"/></draw:frame></text:p>
      <text:p text:style-name="Standard">For the local horizon frame, SpaceXpanse uses a different set of Euler angles:</text:p>
      <text:p text:style-name="P16"><draw:frame draw:style-name="fr1" draw:name="Object5" text:anchor-type="as-char" svg:width="3.028in" svg:height="0.4665in" draw:z-index="4"><draw:object xlink:href="./Object 5" xlink:type="simple" xlink:show="embed" xlink:actuate="onLoad"/><draw:image xlink:href="./ObjectReplacements/Object 5" xlink:type="simple" xlink:show="embed" xlink:actuate="onLoad"/></draw:frame></text:p>
      <text:p text:style-name="Standard">so that the Euler angles can be directly defined with the bank, pitch and yaw angles of the vessel in the local horizon frame:</text:p>
      <text:p text:style-name="Standard"/>
      <text:p text:style-name="P19">Bank angle <text:span text:style-name="T7"></text:span>: angle between the projection of the horizon normal into the vessel xy-plane, and the vessel "up" direction (0,1,0).</text:p>
      <text:p text:style-name="P19"/>
      <text:p text:style-name="P19"><text:soft-page-break/>Pitch angle <text:span text:style-name="T7"></text:span>: angle between the projection of the horizon normal into the vessel yz-plane, and the vessel "up" direction (0,1,0).</text:p>
      <text:p text:style-name="P19"/>
      <text:p text:style-name="P19">Yaw angle <text:span text:style-name="T7"></text:span>: angle between the projection of the vessel "forward" direction (0,0,1) into the local horizon plane, and the horizon "north" direction.</text:p>
      <text:h text:style-name="Heading_20_2" text:outline-level="2"><text:bookmark-start text:name="__RefHeading___Toc176687321"/>Articulation data<text:bookmark-end text:name="__RefHeading___Toc176687321"/></text:h>
      <text:p text:style-name="Standard"><text:span text:style-name="T2">&lt;</text:span><text:span text:style-name="T6">object</text:span><text:span text:style-name="T2">&gt;.atc</text:span></text:p>
      <text:p text:style-name="Standard">Articulation data. Each line contains a sample as follows:</text:p>
      <text:p text:style-name="Standard"/>
      <text:p text:style-name="P16">&lt;<text:span text:style-name="T5">simt</text:span>&gt; &lt;<text:span text:style-name="T5">tag</text:span>&gt; [&lt;<text:span text:style-name="T5">data</text:span>&gt;]</text:p>
      <text:p text:style-name="Standard"/>
      <text:p text:style-name="Standard">where:</text:p>
      <text:p text:style-name="Standard"/>
      <text:p text:style-name="P20">&lt;<text:span text:style-name="T5">simt</text:span>&gt;<text:tab/>is the time since scenario start (seconds)</text:p>
      <text:p text:style-name="P20">&lt;<text:span text:style-name="T5">tag</text:span>&gt;<text:tab/>identifies the event type. The generic event types currently supported by SpaceXpanse are listed below. In addition, vessel-specific event types can be directly implemented by the vessel module.</text:p>
      <text:p text:style-name="P20">&lt;<text:span text:style-name="T5">data</text:span>&gt;<text:tab/>Event-type specific data. Not all event types may require additional paramters.</text:p>
      <text:p text:style-name="Standard"/>
      <text:h text:style-name="Heading_20_3" text:outline-level="3">Engine events</text:h>
      <text:p text:style-name="Standard">Engine events are recorded with the “ENG” tag in the articulation stream. Engine event data consist of</text:p>
      <text:p text:style-name="Standard"/>
      <text:p text:style-name="P16">&lt;<text:span text:style-name="T5">engine id</text:span>&gt;:&lt;<text:span text:style-name="T5">level</text:span>&gt;</text:p>
      <text:p text:style-name="Standard"/>
      <text:p text:style-name="Standard">pairs, where &lt;<text:span text:style-name="T5">engine id</text:span>&gt; is either a zero-based integer index identifying the engine, or an engine group identifier string. &lt;<text:span text:style-name="T5">level</text:span>&gt; is the thrust level (range: 0-1). Integer engine identifiers can usually be obtained from the spacecraft DLL implementation. If groups of engines must be operated simultaneously, it is often more convenient to use group identifiers. The following group labels are supported:</text:p>
      <text:p text:style-name="Standard"/>
      <text:p text:style-name="Standard"><text:tab/>MAIN</text:p>
      <text:p text:style-name="Standard"><text:tab/>RETRO</text:p>
      <text:p text:style-name="Standard"><text:tab/>HOVER</text:p>
      <text:p text:style-name="Standard"><text:tab/>RCS_PITCHUP</text:p>
      <text:p text:style-name="Standard"><text:tab/>RCS_PITCHDOWN</text:p>
      <text:p text:style-name="Standard"><text:tab/>RCS_YAWLEFT</text:p>
      <text:p text:style-name="Standard"><text:tab/>RCS_YAWRIGHT</text:p>
      <text:p text:style-name="Standard"><text:tab/>RCS_BANKLEFT</text:p>
      <text:p text:style-name="Standard"><text:tab/>RCS_BANKRIGHT</text:p>
      <text:p text:style-name="Standard"><text:tab/>RCS_RIGHT</text:p>
      <text:p text:style-name="Standard"><text:tab/>RCS_LEFT</text:p>
      <text:p text:style-name="Standard"><text:tab/>RCS_UP</text:p>
      <text:p text:style-name="Standard"><text:tab/>RCS_DOWN</text:p>
      <text:p text:style-name="Standard"><text:tab/>RCS_FORWARD</text:p>
      <text:p text:style-name="Standard"><text:tab/>RCS_BACK</text:p>
      <text:p text:style-name="Standard"/>
      <text:p text:style-name="Standard">How the engines are assembled in these groups depends on the vessel module code. Note that not all vessel types may support all of the logical groups listed above. Further, some engines may not be members of any group and therefore must be addressed by their individual integer id's.<text:tab/></text:p>
      <text:p text:style-name="Standard">Not all engine levels need to be recorded with each sample, but the first and last entries of the file should contain all engines, to provide a fully defined initial and final state.</text:p>
      <text:p text:style-name="Standard"/>
      <text:h text:style-name="Heading_20_3" text:outline-level="3"><text:soft-page-break/>Other generic events</text:h>
      <text:p text:style-name="Standard">The following default event tags in the articulation stream are currently recognised by vessels in SpaceXpanse, and written to the atc stream during recording:</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RCSMODE &lt;<text:span text:style-name="T5">mode</text:span>&gt;</text:p>
          </table:table-cell>
          <table:table-cell table:style-name="Table1.A1" office:value-type="string">
            <text:p text:style-name="Standard">Switch Reaction Control System mode to &lt;<text:span text:style-name="T5">mode</text:span>&gt;, where &lt;<text:span text:style-name="T5">mode</text:span>&gt; is an integer in the range 0...2. See the RCS_xxx constants defined in SpaceXpansesdk/include/SpaceXpanseAPI.h for a list of supported RCS modes.</text:p>
          </table:table-cell>
        </table:table-row>
        <table:table-row table:style-name="Table1.1">
          <table:table-cell table:style-name="Table1.A1" office:value-type="string">
            <text:p text:style-name="Standard">ADCMODE &lt;<text:span text:style-name="T5">mode</text:span>&gt;</text:p>
          </table:table-cell>
          <table:table-cell table:style-name="Table1.A1" office:value-type="string">
            <text:p text:style-name="Standard">Switch aerodynamic control mode to &lt;<text:span text:style-name="T5">mode</text:span>&gt;</text:p>
          </table:table-cell>
        </table:table-row>
        <table:table-row table:style-name="Table1.1">
          <table:table-cell table:style-name="Table1.A1" office:value-type="string">
            <text:p text:style-name="Standard">NAVMODE &lt;<text:span text:style-name="T5">mode</text:span>&gt;</text:p>
          </table:table-cell>
          <table:table-cell table:style-name="Table1.A1" office:value-type="string">
            <text:p text:style-name="Standard">Switch autonav mode to &lt;<text:span text:style-name="T5">mode</text:span>&gt;, where &lt;<text:span text:style-name="T5">mode</text:span>&gt; is an integer in the range 1...7. See the NAVMODE_xxx constants defined in SpaceXpansesdk/include/SpaceXpanseAPI.h for a list of supported nav modes. Note that some modes are exclusive, i.e. setting one may implicitly clear another mode.</text:p>
          </table:table-cell>
        </table:table-row>
        <table:table-row table:style-name="Table1.1">
          <table:table-cell table:style-name="Table1.A1" office:value-type="string">
            <text:p text:style-name="Standard">NAVMODECLR &lt;<text:span text:style-name="T5">mode</text:span>&gt;</text:p>
          </table:table-cell>
          <table:table-cell table:style-name="Table1.A1" office:value-type="string">
            <text:p text:style-name="Standard">Explicitly clear autonav mode &lt;<text:span text:style-name="T5">mode</text:span>&gt;.</text:p>
          </table:table-cell>
        </table:table-row>
        <table:table-row table:style-name="Table1.1">
          <table:table-cell table:style-name="Table1.A1" office:value-type="string">
            <text:p text:style-name="Standard">UNDOCK &lt;<text:span text:style-name="T5">dock</text:span>&gt;</text:p>
          </table:table-cell>
          <table:table-cell table:style-name="Table1.A1" office:value-type="string">
            <text:p text:style-name="Standard">Undock vessel attached at port &lt;<text:span text:style-name="T5">dock</text:span>&gt;</text:p>
          </table:table-cell>
        </table:table-row>
        <table:table-row table:style-name="Table1.1">
          <table:table-cell table:style-name="Table1.A1" office:value-type="string">
            <text:p text:style-name="Standard">ATTACH &lt;<text:span text:style-name="T5">vessel</text:span>&gt; &lt;<text:span text:style-name="T5">pidx</text:span>&gt; &lt;<text:span text:style-name="T5">cidx</text:span>&gt; [LOOSE]</text:p>
          </table:table-cell>
          <table:table-cell table:style-name="Table1.A1" office:value-type="string">
            <text:p text:style-name="Standard">Attach &lt;<text:span text:style-name="T5">vessel</text:span>&gt; as a child object. This event is written to the parent object’s ATC stream. &lt;<text:span text:style-name="T5">pidx</text:span>&gt; is the attachment index on the parent, &lt;<text:span text:style-name="T5">cidx</text:span>&gt; the attachment index on the child. If flag LOOSE is specified, the objects are attached at their current relative orientation. Otherwise, the predefined attachment orientation is enforced.</text:p>
          </table:table-cell>
        </table:table-row>
        <table:table-row table:style-name="Table1.1">
          <table:table-cell table:style-name="Table1.A1" office:value-type="string">
            <text:p text:style-name="Standard">DETACH &lt;<text:span text:style-name="T5">pidx</text:span>&gt; [&lt;<text:span text:style-name="T5">vel</text:span>&gt;]</text:p>
          </table:table-cell>
          <table:table-cell table:style-name="Table1.A1" office:value-type="string">
            <text:p text:style-name="Standard">Detach the child object currently attached at attachment point &lt;<text:span text:style-name="T5">pidx</text:span>&gt;. This event is written to the parent object’s ATC stream. An optional detachment velocity &lt;<text:span text:style-name="T5">vel</text:span>&gt; can be specified. By default, &lt;vel&gt;=0.</text:p>
          </table:table-cell>
        </table:table-row>
      </table:table>
      <text:h text:style-name="Heading_20_2" text:outline-level="2"><text:bookmark-start text:name="__RefHeading___Toc176687322"/>Global events<text:bookmark-end text:name="__RefHeading___Toc176687322"/></text:h>
      <text:p text:style-name="Standard">Simulation events which do not refer to a specific spacecraft are recorded in a separate file, <text:span text:style-name="T5">system.dat</text:span>. The format is the same as for vessel .atc files:</text:p>
      <text:p text:style-name="Standard"/>
      <text:p text:style-name="Standard">&lt;<text:span text:style-name="T5">simt</text:span>&gt; &lt;<text:span text:style-name="T5">tag</text:span>&gt; [&lt;<text:span text:style-name="T5">data</text:span>&gt;]</text:p>
      <text:p text:style-name="Standard"/>
      <text:p text:style-name="Standard">The following global event tags are currently supported by SpaceXpanse, and written to <text:span text:style-name="T5">system.dat</text:span> during recording:</text:p>
      <text:h text:style-name="Heading_20_3" text:outline-level="3">Time acceleration events</text:h>
      <table:table table:name="Table2" table:style-name="Table2">
        <table:table-column table:style-name="Table2.A"/>
        <table:table-column table:style-name="Table2.B"/>
        <table:table-row table:style-name="Table2.1">
          <table:table-cell table:style-name="Table2.A1" office:value-type="string">
            <text:p text:style-name="Standard">TACC &lt;<text:span text:style-name="T5">acc</text:span>&gt; [&lt;<text:span text:style-name="T5">delay</text:span>&gt;]</text:p>
          </table:table-cell>
          <table:table-cell table:style-name="Table2.A1" office:value-type="string">
            <text:p text:style-name="Standard">Set time acceleration factor to &lt;<text:span text:style-name="T5">acc</text:span>&gt;. This tag is only written if <text:s/>the “Record time acceleration” option is enabled in the recorder dialog (Ctrl-F5). If the optional &lt;<text:span text:style-name="T5">delay</text:span>&gt; value is provided, the change in time acceleration is non-instantaneous. Instead, time acceleration changes by one order of magnitude per &lt;delay&gt; seconds.</text:p>
          </table:table-cell>
        </table:table-row>
      </table:table>
      <text:h text:style-name="Heading_20_3" text:outline-level="3">Input focus events</text:h>
      <table:table table:name="Table3" table:style-name="Table3">
        <table:table-column table:style-name="Table3.A"/>
        <table:table-column table:style-name="Table3.B"/>
        <table:table-row table:style-name="Table3.1">
          <table:table-cell table:style-name="Table3.A1" office:value-type="string">
            <text:p text:style-name="Standard">FOCUS &lt;<text:span text:style-name="T5">object</text:span>&gt;</text:p>
          </table:table-cell>
          <table:table-cell table:style-name="Table3.A1" office:value-type="string">
            <text:p text:style-name="Standard">Switch input focus to vessel &lt;<text:span text:style-name="T5">object</text:span>&gt;. Although manual control of spacecraft is largely disabled during playback, resetting the focus object does affect the playback behaviour (for example, only the focus object supports cockpit camera modes).</text:p>
            <text:p text:style-name="Standard">This tag is only written if the "Record focus events" option is enabled in the recorder dialog.</text:p>
            <text:p text:style-name="Standard">Recorded focus events are only used during playback if the "Use recorded focus events" option is enabled in the playback dialog.</text:p>
          </table:table-cell>
        </table:table-row>
      </table:table>
      <text:h text:style-name="Heading_20_3" text:outline-level="3"><text:soft-page-break/>Camera events</text:h>
      <table:table table:name="Table4" table:style-name="Table4">
        <table:table-column table:style-name="Table4.A"/>
        <table:table-column table:style-name="Table4.B"/>
        <table:table-row table:style-name="Table4.1">
          <table:table-cell table:style-name="Table4.A1" office:value-type="string">
            <text:p text:style-name="Standard">CAMERA PRESET &lt;<text:span text:style-name="T5">n</text:span>&gt;</text:p>
          </table:table-cell>
          <table:table-cell table:style-name="Table4.A1" office:value-type="string">
            <text:p text:style-name="Standard">Switch to camera preset position &lt;<text:span text:style-name="T5">n</text:span>&gt;, where &lt;<text:span text:style-name="T5">n</text:span>&gt; is the zero-based index of a camera preset mode stored in the scenario. </text:p>
          </table:table-cell>
        </table:table-row>
        <table:table-row table:style-name="Table4.1">
          <table:table-cell table:style-name="Table4.A1" office:value-type="string">
            <text:p text:style-name="Standard">CAMERA SET &lt;<text:span text:style-name="T5">param</text:span>&gt;</text:p>
          </table:table-cell>
          <table:table-cell table:style-name="Table4.A1" office:value-type="string">
            <text:p text:style-name="Standard">Switch camera to a mode defined by &lt;<text:span text:style-name="T5">param</text:span>&gt;. This tag allows inline camera mode definitions without the need for storing preset data in the scenario. The contents of &lt;<text:span text:style-name="T5">param</text:span>&gt; depend on the specific camera mode.</text:p>
          </table:table-cell>
        </table:table-row>
      </table:table>
      <text:h text:style-name="Heading_20_3" text:outline-level="3">Onscreen annotation events</text:h>
      <text:p text:style-name="Standard">Playback sequences can be annotated with onscreen messages. The messages appear on top of the render window at the time defined in the playback stream. Some basic formatting (position, size and colour) are available.</text:p>
      <text:p text:style-name="Standard"/>
      <table:table table:name="Table5" table:style-name="Table5">
        <table:table-column table:style-name="Table5.A"/>
        <table:table-column table:style-name="Table5.B"/>
        <table:table-row table:style-name="Table5.1">
          <table:table-cell table:style-name="Table5.A1" office:value-type="string">
            <text:p text:style-name="Standard">NOTE &lt;<text:span text:style-name="T5">text</text:span>&gt;</text:p>
          </table:table-cell>
          <table:table-cell table:style-name="Table5.A1" office:value-type="string">
            <text:p text:style-name="Standard">Display &lt;<text:span text:style-name="T5">text</text:span>&gt; as an onscreen annotation.</text:p>
          </table:table-cell>
        </table:table-row>
        <table:table-row table:style-name="Table5.1">
          <table:table-cell table:style-name="Table5.A1" office:value-type="string">
            <text:p text:style-name="Standard">NOTEOFF</text:p>
          </table:table-cell>
          <table:table-cell table:style-name="Table5.A1" office:value-type="string">
            <text:p text:style-name="Standard">Remove the current annotation.</text:p>
          </table:table-cell>
        </table:table-row>
        <table:table-row table:style-name="Table5.1">
          <table:table-cell table:style-name="Table5.A1" office:value-type="string">
            <text:p text:style-name="Standard">NOTEPOS &lt;<text:span text:style-name="T5">x1</text:span>&gt; &lt;<text:span text:style-name="T5">y1</text:span>&gt; &lt;<text:span text:style-name="T5">x2</text:span>&gt; &lt;<text:span text:style-name="T5">y2</text:span>&gt;</text:p>
          </table:table-cell>
          <table:table-cell table:style-name="Table5.A1" office:value-type="string">
            <text:p text:style-name="Standard">Define the bounding box of the annotation area in units of the simulation window size:</text:p>
            <text:p text:style-name="Standard">0 <text:span text:style-name="T8"></text:span> <text:span text:style-name="T5">x1</text:span> &lt; <text:span text:style-name="T5">x2</text:span> <text:span text:style-name="T8"></text:span> 1 and 0 <text:span text:style-name="T8"></text:span> <text:span text:style-name="T5">y1</text:span> &lt; <text:span text:style-name="T5">y2</text:span> <text:span text:style-name="T8"></text:span> 1.</text:p>
          </table:table-cell>
        </table:table-row>
        <table:table-row table:style-name="Table5.1">
          <table:table-cell table:style-name="Table5.A1" office:value-type="string">
            <text:p text:style-name="Standard">NOTESIZE &lt;<text:span text:style-name="T5">scale</text:span>&gt;</text:p>
          </table:table-cell>
          <table:table-cell table:style-name="Table5.A1" office:value-type="string">
            <text:p text:style-name="Standard">Reset the annotation font size (<text:span text:style-name="T5">scale</text:span> &gt; 0, where <text:span text:style-name="T5">scale</text:span> = 1 is the default size).</text:p>
          </table:table-cell>
        </table:table-row>
        <table:table-row table:style-name="Table5.1">
          <table:table-cell table:style-name="Table5.A1" office:value-type="string">
            <text:p text:style-name="Standard">NOTECOL &lt;<text:span text:style-name="T5">r</text:span>&gt; &lt;<text:span text:style-name="T5">g</text:span>&gt; &lt;<text:span text:style-name="T5">b</text:span>&gt;</text:p>
          </table:table-cell>
          <table:table-cell table:style-name="Table5.A1" office:value-type="string">
            <text:p text:style-name="P8"/>
          </table:table-cell>
        </table:table-row>
      </table:table>
      <text:p text:style-name="Standard"/>
      <text:p text:style-name="Standard">Annotations can be added by inserting NOTE tags manually into the articulation stream after the recording has been completed. The format is</text:p>
      <text:p text:style-name="Standard"/>
      <text:p text:style-name="P16">&lt;<text:span text:style-name="T5">simt</text:span>&gt; NOTE &lt;<text:span text:style-name="T5">text</text:span>&gt;</text:p>
      <text:p text:style-name="Standard"/>
      <text:p text:style-name="Standard">where &lt;<text:span text:style-name="T5">text</text:span>&gt; is the text of the note. The text must be entered as a single line, but will be displayed in multiple lines on screen as required. The notes must be sorted appropriately into the stream, so that all &lt;<text:span text:style-name="T5">simt</text:span>&gt; tags appear in increasing order. The text remains visible until it is replaced by a new note, or until it is explicitly removed with</text:p>
      <text:p text:style-name="Standard"/>
      <text:p text:style-name="P16">&lt;<text:span text:style-name="T5">simt</text:span>&gt; NOTEOFF</text:p>
      <text:p text:style-name="Standard"/>
      <text:p text:style-name="Standard">or until the end of the replay sequence. Note that annotations can be displayed by all vessels in the playback scenario. However, in general notes should only be generated by the focus vessel to avoid confusion.</text:p>
      <text:p text:style-name="Standard"/>
      <text:p text:style-name="Standard">The following formatting tags are available:</text:p>
      <text:p text:style-name="Standard"/>
      <text:p text:style-name="P16">&lt;<text:span text:style-name="T5">simt</text:span>&gt; NOTEPOS &lt;<text:span text:style-name="T5">x1</text:span>&gt; &lt;<text:span text:style-name="T5">y1</text:span>&gt; &lt;<text:span text:style-name="T5">x2</text:span>&gt; &lt;<text:span text:style-name="T5">y2</text:span>&gt;</text:p>
      <text:p text:style-name="P19">defines the position of the rectangle where the note appears. All values are fractions of the simulation window size, in the range 0...1. &lt;<text:span text:style-name="T5">x1</text:span>&gt; and &lt;<text:span text:style-name="T5">x2</text:span>&gt; are the left and right edges of the note rectangle, &lt;<text:span text:style-name="T5">y1</text:span>&gt; and &lt;<text:span text:style-name="T5">y2</text:span>&gt; are the top and bottom edges. <text:span text:style-name="T5">x1</text:span> &lt; <text:span text:style-name="T5">x2</text:span> and <text:span text:style-name="T5">y1</text:span> &lt; <text:span text:style-name="T5">y2</text:span> are required. If the rectangle is set too small, part of the note may not be displayed.</text:p>
      <text:p text:style-name="P19"/>
      <text:p text:style-name="P19">&lt;<text:span text:style-name="T5">simt</text:span>&gt; NOTESIZE &lt;<text:span text:style-name="T5">scale</text:span>&gt;</text:p>
      <text:p text:style-name="P19">defines the size scale for the note text, where 1 denotes the default size. The actual text size is scaled with the simulation window size.</text:p>
      <text:p text:style-name="P19"/>
      <text:p text:style-name="P19">&lt;<text:span text:style-name="T5">simt</text:span>&gt; NOTECOL &lt;<text:span text:style-name="T5">r</text:span>&gt; &lt;<text:span text:style-name="T5">g</text:span>&gt; &lt;<text:span text:style-name="T5">b</text:span>&gt;</text:p>
      <text:p text:style-name="P19">defines the colour of the note text, where &lt;<text:span text:style-name="T5">r</text:span>&gt; &lt;<text:span text:style-name="T5">g</text:span>&gt; &lt;<text:span text:style-name="T5">b</text:span>&gt; are the red, green and blue components, respectively. Values must be in the range 0...1.</text:p>
      <text:p text:style-name="P19"/>
      <text:h text:style-name="Heading_20_1" text:outline-level="1"><text:bookmark-start text:name="__RefHeading___Toc176687323"/><text:soft-page-break/>Recording and playback of vessel-specific events<text:bookmark-end text:name="__RefHeading___Toc176687323"/></text:h>
      <text:p text:style-name="Standard">Using SpaceXpanse’s Application Programming Interface (API) it is possible to record and play back events that are not recognised by the SpaceXpanse core. These may include animations like lowering or retracting landing gear, opening cargo bay doors, separating booster rockets, etc. </text:p>
      <text:p text:style-name="Standard">The API interface for recording and playback consists of two functions:</text:p>
      <text:p text:style-name="Standard"/>
      <text:p text:style-name="Standard">void VESSEL::RecordEvent (const char *event_type, const char *event) const</text:p>
      <text:p text:style-name="Standard"/>
      <text:p text:style-name="Standard">The vessel calls this function to record an event to the articulation stream. The record consists of an event type identifier (<text:span text:style-name="T5">event_type</text:span>) and the event itself (<text:span text:style-name="T5">event</text:span>). <text:span text:style-name="T5">event_type</text:span> must be a single word (no whitespace), while <text:span text:style-name="T5">event</text:span> can contain multiple items separated by spaces. SpaceXpanse only writes the event if a recording session is active. Otherwise the function call is ignored. The event appears in the stream in the format</text:p>
      <text:p text:style-name="Standard"/>
      <text:p text:style-name="Standard"><text:tab/>&lt;<text:span text:style-name="T5">simt</text:span>&gt; &lt;<text:span text:style-name="T5">event_type</text:span>&gt; &lt;<text:span text:style-name="T5">event</text:span>&gt;</text:p>
      <text:p text:style-name="Standard"/>
      <text:p text:style-name="Standard">During a playback session, any events that are read from the articulation stream but contain an identifier not recognised by the SpaceXpanse core, are passed on to the vessel module via the callback function</text:p>
      <text:p text:style-name="Standard"/>
      <text:p text:style-name="Standard">virtual bool VESSEL2::clbkPlaybackEvent (double simt, double event_t, const char *event_type, const char *event)</text:p>
      <text:p text:style-name="Standard"/>
      <text:p text:style-name="Standard">where <text:span text:style-name="T5">simt</text:span> is the current simulation time, <text:span text:style-name="T5">event_t</text:span> is the time recorded with the event, <text:span text:style-name="T5">event_type</text:span> is the identifier for the event, and <text:span text:style-name="T5">event</text:span> is the recorded event data. An event is processed whenever the simulation time has moved past the recorded time stamp, therefore simt <text:span text:style-name="T8"></text:span> event_t.</text:p>
      <text:p text:style-name="Standard"/>
      <text:p text:style-name="Standard">Examples for vessel-specific custom articuation stream commands can be found in the source code of the “Delta-Space Glider”: SpaceXpansesdk/samples/DeltaSpace Glider/DeltaSpace Glider.cpp</text:p>
      <text:h text:style-name="Heading_20_1" text:outline-level="1"><text:bookmark-start text:name="__RefHeading___Toc176687324"/>Technical information<text:bookmark-end text:name="__RefHeading___Toc176687324"/></text:h>
      <text:h text:style-name="Heading_20_2" text:outline-level="2"><text:bookmark-start text:name="__RefHeading___Toc176687325"/>State interpolation<text:bookmark-end text:name="__RefHeading___Toc176687325"/></text:h>
      <text:p text:style-name="Standard">SpaceXpanse interpolates position and velocity vectors assuming piecewise linear acceleration. Let <text:span text:style-name="T5">t</text:span><text:span text:style-name="T10">0</text:span> and <text:span text:style-name="T5">t</text:span><text:span text:style-name="T10">1</text:span> be two consecutive samples, with recorded state vectors</text:p>
      <text:p text:style-name="P16"><draw:frame draw:style-name="fr1" draw:name="Object6" text:anchor-type="as-char" svg:width="1.4835in" svg:height="0.4575in" draw:z-index="5"><draw:object xlink:href="./Object 6" xlink:type="simple" xlink:show="embed" xlink:actuate="onLoad"/><draw:image xlink:href="./ObjectReplacements/Object 6" xlink:type="simple" xlink:show="embed" xlink:actuate="onLoad"/></draw:frame></text:p>
      <text:p text:style-name="Standard">To find the interpolated state at time <text:span text:style-name="T5">t</text:span> with <text:span text:style-name="T5">t</text:span><text:span text:style-name="T10">0</text:span> <text:span text:style-name="T8"></text:span> <text:span text:style-name="T5">t</text:span> <text:span text:style-name="T8"></text:span> <text:span text:style-name="T5">t</text:span><text:span text:style-name="T10">1</text:span>, assume linear acceleration between <text:span text:style-name="T5">t</text:span><text:span text:style-name="T10">0</text:span> and <text:span text:style-name="T5">t</text:span><text:span text:style-name="T10">1</text:span>:</text:p>
      <text:p text:style-name="P16"><draw:frame draw:style-name="fr1" draw:name="Object7" text:anchor-type="as-char" svg:width="1.0311in" svg:height="0.2252in" draw:z-index="6"><draw:object xlink:href="./Object 7" xlink:type="simple" xlink:show="embed" xlink:actuate="onLoad"/><draw:image xlink:href="./ObjectReplacements/Object 7" xlink:type="simple" xlink:show="embed" xlink:actuate="onLoad"/></draw:frame></text:p>
      <text:p text:style-name="Standard">where <text:span text:style-name="T9"></text:span><text:span text:style-name="T5">t</text:span> = <text:span text:style-name="T5">t</text:span> - <text:span text:style-name="T5">t</text:span><text:span text:style-name="T10">0</text:span>. To find <text:span text:style-name="T5">a</text:span><text:span text:style-name="T10">0</text:span> and <text:span text:style-name="T5">b</text:span> which satisfy the boundary conditions, we integrate the state vectors:</text:p>
      <text:p text:style-name="P16"><draw:frame draw:style-name="fr1" draw:name="Object8" text:anchor-type="as-char" svg:width="3.122in" svg:height="0.9992in" draw:z-index="7"><draw:object xlink:href="./Object 8" xlink:type="simple" xlink:show="embed" xlink:actuate="onLoad"/><draw:image xlink:href="./ObjectReplacements/Object 8" xlink:type="simple" xlink:show="embed" xlink:actuate="onLoad"/></draw:frame></text:p>
      <text:p text:style-name="Standard">Substituting the boundary conditions at <text:span text:style-name="T5">t</text:span><text:span text:style-name="T10">1</text:span> and solving for <text:span text:style-name="T5">a</text:span><text:span text:style-name="T10">0</text:span> and <text:span text:style-name="T5">b</text:span> gives</text:p>
      <text:p text:style-name="P16"><text:soft-page-break/><draw:frame draw:style-name="fr1" draw:name="Object9" text:anchor-type="as-char" svg:width="2.3063in" svg:height="0.9256in" draw:z-index="8"><draw:object xlink:href="./Object 9" xlink:type="simple" xlink:show="embed" xlink:actuate="onLoad"/><draw:image xlink:href="./ObjectReplacements/Object 9" xlink:type="simple" xlink:show="embed" xlink:actuate="onLoad"/></draw:frame></text:p>
      <text:p text:style-name="Standard">with <text:span text:style-name="T9"></text:span><text:span text:style-name="T5">T</text:span> = <text:span text:style-name="T5">t</text:span><text:span text:style-name="T10">1</text:span> – <text:span text:style-name="T5">t</text:span><text:span text:style-name="T10">0</text:span>.</text:p>
      <text:p text:style-name="Standard"/>
      <text:h text:style-name="Heading_20_2" text:outline-level="2"><text:bookmark-start text:name="__RefHeading___Toc176687326"/>Attitude interpolation<text:bookmark-end text:name="__RefHeading___Toc176687326"/></text:h>
      <text:p text:style-name="Standard">Currently, spacecraft orientations are interpolated linearly between attitude samples, resulting in piecewise constant angular velocities. The interpolation is implemented by transforming the recorded Euler angle data into a quaternion representation, and performing a spherical interpolation between pairs of quaternion samples.</text:p>
      <text:p text:style-name="Standard">The attitude data stream should provide sufficiently dense sampling so that noticeable jumps in angular velocity are avoided.</text:p>
      <text:p text:style-name="Standard">SpaceXpanse’s built-in recording module writes a sample to the attitude stream</text:p>
      <text:list xml:id="list2949683127" text:style-name="WW8Num9">
        <text:list-item>
          <text:p text:style-name="P9">when the orientation has changed by more than 0.06 rad since the last sample, or </text:p>
        </text:list-item>
        <text:list-item>
          <text:p text:style-name="P9">when the orientation has changed by more than 0.001 rad and no sample has been written for more than 0.5 seconds.</text:p>
        </text:list-item>
      </text:list>
      <text:h text:style-name="Heading_20_1" text:outline-level="1"><text:bookmark-start text:name="__RefHeading___Toc176687327"/>Examples<text:bookmark-end text:name="__RefHeading___Toc176687327"/></text:h>
      <text:p text:style-name="Standard">Some recorded examples are provided to demonstrate the playback features in SpaceXpanse, and the data stream formats. The examples can be found in the Playback scenario folder, and are executed by running SpaceXpanse with the appropriate scenario. The corresponding data streams can be found under the Flights folder.</text:p>
      <text:p text:style-name="Standard"/>
      <text:p text:style-name="P4">Space Glider launch 1:</text:p>
      <text:p text:style-name="P10">Scenario:<text:tab/>Space Glider takeoff and landing.</text:p>
      <text:p text:style-name="P10">Attitude stream:<text:tab/>Ecliptic frame of reference</text:p>
      <text:p text:style-name="P10">Pos/vel stream:<text:tab/>Geocentric cartesian coordinates in ecliptic frame of reference</text:p>
      <text:p text:style-name="P10">Articulation stream:<text:tab/>Exhaust rendering, animations (landing gear, airbrakes)</text:p>
      <text:p text:style-name="Standard"/>
      <text:p text:style-name="P4">Space Glider launch 2:</text:p>
      <text:p text:style-name="P10">Scenario:<text:tab/>Space Glider takeoff and landing.</text:p>
      <text:p text:style-name="P10">Attitude stream:<text:tab/>Local horizon frame of reference.</text:p>
      <text:p text:style-name="P10">Pos/vel stream:<text:tab/>Geocentric polar coordinates in equatorial frame of reference</text:p>
      <text:p text:style-name="P10">Articulation stream:<text:tab/>Exhaust rendering, animations (landing gear, airbrakes)</text:p>
      <text:p text:style-name="P10">Notes:<text:tab/>Demonstrates use of horizon frame of reference, where attitude data are provided in terms of bank, pitch and yaw angle of local horizon plane.</text:p>
      <text:p text:style-name="P4">Space Glider in orbit 1:</text:p>
      <text:p text:style-name="P10">Scenario:<text:tab/>Space Glider attitude control in orbit</text:p>
      <text:p text:style-name="P10">Attitude stream:<text:tab/>Ecliptic frame of reference</text:p>
      <text:p text:style-name="P10">Pos/vel stream:<text:tab/>Geocentric cartesian coordinates in ecliptic frame of reference</text:p>
      <text:p text:style-name="P10">Articulation stream:<text:tab/>Exhaust rendering of reaction control thrusters</text:p>
      <text:p text:style-name="P10">Notes:<text:tab/>Demonstrates use of attitude stream for object rotation, including visual cues (RCS thruster rendering).</text:p>
      <text:p text:style-name="Standard"/>
      <text:p text:style-name="P4">Space Glider in orbit 2:</text:p>
      <text:p text:style-name="P10">Scenario:<text:tab/>Space Glider in orbit: demonstration of custom animations</text:p>
      <text:p text:style-name="P10">Attitude stream:<text:tab/>Local horizon frame of reference</text:p>
      <text:p text:style-name="P10">Pos/vel stream:<text:tab/>Geocentric polar coordinates in equatorial frame of reference</text:p>
      <text:p text:style-name="P10">Articulation stream:<text:tab/>Custom animation sequences</text:p>
      <text:p text:style-name="P10">Notes:<text:tab/>This example shows the use of custom animation commands (defined in the vessel plugin module) read from the articulation stream. The Space Glider defines animation commands for various mesh elements (landing gear, airbrakes, airloccks and hatches, radiator deployment, etc.)</text:p>
      <text:p text:style-name="Standard"/>
      <text:p text:style-name="P10"/>
      <text:p text:style-name="P4"><text:soft-page-break/>Lunar transfer:</text:p>
      <text:p text:style-name="P10">Scenario:<text:tab/>Complete transfer simulation from Earth surface (KSC) to landing on the Moon’s surface.</text:p>
      <text:p text:style-name="P10">Attitude stream:<text:tab/>Ecliptic frame of reference</text:p>
      <text:p text:style-name="P10">Pos/vel stream:<text:tab/>Equatorial frame of reference Earth/Sun/Moon</text:p>
      <text:p text:style-name="P10">Articulation stream:<text:tab/>Engine events, custom animation, annotations and time acceleration</text:p>
      <text:p text:style-name="P10">Notes:<text:tab/>Demonstrates sampling density variations by changing the simulation speed during recording, playback time acceleration and onscreen annotation features. Shows transition of reference object in the .pos stream. Demonstrates ability of long playback sequences (~1 hour at recording speed).</text:p>
      <text:h text:style-name="Heading_20_1" text:outline-level="1"><text:bookmark-start text:name="__RefHeading___Toc176687328"/>SpaceXpanse reference frames<text:bookmark-end text:name="__RefHeading___Toc176687328"/></text:h>
      <text:p text:style-name="Standard">SpaceXpanse uses <text:span text:style-name="T5">left-handed</text:span> coordinate systems throughout.</text:p>
      <text:p text:style-name="Standard"/>
      <text:p text:style-name="P4">The global frame.</text:p>
      <text:p text:style-name="Standard">The global frame of reference is the barycentric ecliptic frame for ecliptic and equinox of epoch J2000, where</text:p>
      <text:p text:style-name="Standard"><text:tab/>+x points to the vernal equinox</text:p>
      <text:p text:style-name="Standard"><text:tab/>+y points to ecliptic zenith</text:p>
      <text:p text:style-name="Standard"><text:tab/><draw:frame draw:style-name="fr1" draw:name="Object10" text:anchor-type="as-char" svg:width="0.65in" svg:height="0.1839in" draw:z-index="9"><draw:object xlink:href="./Object 10" xlink:type="simple" xlink:show="embed" xlink:actuate="onLoad"/><draw:image xlink:href="./ObjectReplacements/Object 10" xlink:type="simple" xlink:show="embed" xlink:actuate="onLoad"/></draw:frame></text:p>
      <text:p text:style-name="Standard"/>
      <text:h text:style-name="Heading_20_3" text:outline-level="3">Rotating planet frames.</text:h>
      <text:p text:style-name="Standard">Planet frames are fixed to rotating planets, where</text:p>
      <text:p text:style-name="Standard"><text:tab/>+x points from the planet centre to surface point latitude 0, longitude 0.</text:p>
      <text:p text:style-name="Standard"><text:tab/>+y points from the planet centre to the north pole</text:p>
      <text:p text:style-name="Standard"><text:tab/><draw:frame draw:style-name="fr1" draw:name="Object11" text:anchor-type="as-char" svg:width="0.65in" svg:height="0.1839in" draw:z-index="10"><draw:object xlink:href="./Object 11" xlink:type="simple" xlink:show="embed" xlink:actuate="onLoad"/><draw:image xlink:href="./ObjectReplacements/Object 11" xlink:type="simple" xlink:show="embed" xlink:actuate="onLoad"/></draw:frame></text:p>
      <text:p text:style-name="Standard"/>
      <text:h text:style-name="Heading_20_3" text:outline-level="3">Local horizon frames.</text:h>
      <text:p text:style-name="Standard">Given planetocentric equatorial longitude and latitude (<text:span text:style-name="T9"></text:span>,<text:span text:style-name="T9"></text:span>), the local horizon frame is given by the tangent plane to the (spherical) planet surface, where</text:p>
      <text:p text:style-name="Standard"><text:tab/>+x points east</text:p>
      <text:p text:style-name="Standard"><text:tab/>+y points up</text:p>
      <text:p text:style-name="Standard"><text:tab/>+z points north</text:p>
      <text:p text:style-name="Standard"/>
      <text:p text:style-name="P4">Local spacecraft frames.</text:p>
      <text:p text:style-name="Standard">The orientation of the spacecraft frame is largely up to the designer. By convention, the following is usually adopted:</text:p>
      <text:p text:style-name="Standard"><text:tab/>+x points “right”</text:p>
      <text:p text:style-name="Standard"><text:tab/>+y points “up”</text:p>
      <text:p text:style-name="Standard"><text:tab/>+z points “forward” (in the direction of the thrust vector of the main engines)</text:p>
      <text:p text:style-name="Standard"/>
      <text:h text:style-name="Heading_20_1" text:outline-level="1"><text:bookmark-start text:name="__RefHeading___Toc176687329"/>Cartesian and polar coordinates<text:bookmark-end text:name="__RefHeading___Toc176687329"/></text:h>
      <text:p text:style-name="Standard">Given SpaceXpanse’s left-handed coordinate system, the transformation between cartesian positions (<text:span text:style-name="T5">x</text:span>, <text:span text:style-name="T5">y</text:span>, <text:span text:style-name="T5">z</text:span>) and velocities <draw:frame draw:style-name="fr1" draw:name="Object12" text:anchor-type="as-char" svg:width="0.6654in" svg:height="0.1992in" draw:z-index="11"><draw:object xlink:href="./Object 12" xlink:type="simple" xlink:show="embed" xlink:actuate="onLoad"/><draw:image xlink:href="./ObjectReplacements/Object 12" xlink:type="simple" xlink:show="embed" xlink:actuate="onLoad"/></draw:frame>and spherical polar coordinates (<text:span text:style-name="T5">r</text:span>,<text:span text:style-name="T7"></text:span>,<text:span text:style-name="T7"></text:span>) and velocities <draw:frame draw:style-name="fr1" draw:name="Object13" text:anchor-type="as-char" svg:width="0.6484in" svg:height="0.2055in" draw:z-index="12"><draw:object xlink:href="./Object 13" xlink:type="simple" xlink:show="embed" xlink:actuate="onLoad"/><draw:image xlink:href="./ObjectReplacements/Object 13" xlink:type="simple" xlink:show="embed" xlink:actuate="onLoad"/></draw:frame><text:s/>is defined as</text:p>
      <text:p text:style-name="P16"><draw:frame draw:style-name="fr1" draw:name="Object14" text:anchor-type="as-char" svg:width="1.1217in" svg:height="0.5689in" draw:z-index="13"><draw:object xlink:href="./Object 14" xlink:type="simple" xlink:show="embed" xlink:actuate="onLoad"/><draw:image xlink:href="./ObjectReplacements/Object 14" xlink:type="simple" xlink:show="embed" xlink:actuate="onLoad"/></draw:frame><text:tab/><text:tab/><draw:frame draw:style-name="fr1" draw:name="Object15" text:anchor-type="as-char" svg:width="3.1256in" svg:height="0.5972in" draw:z-index="14"><draw:object xlink:href="./Object 15" xlink:type="simple" xlink:show="embed" xlink:actuate="onLoad"/><draw:image xlink:href="./ObjectReplacements/Object 15" xlink:type="simple" xlink:show="embed" xlink:actuate="onLoad"/></draw:frame></text:p>
      <text:p text:style-name="Standard">and</text:p>
      <text:p text:style-name="P16"><text:soft-page-break/><draw:frame draw:style-name="fr1" draw:name="Object16" text:anchor-type="as-char" svg:width="1.102in" svg:height="1.0283in" draw:z-index="15"><draw:object xlink:href="./Object 16" xlink:type="simple" xlink:show="embed" xlink:actuate="onLoad"/><draw:image xlink:href="./ObjectReplacements/Object 16" xlink:type="simple" xlink:show="embed" xlink:actuate="onLoad"/></draw:frame><text:tab/><draw:frame draw:style-name="fr1" draw:name="Object17" text:anchor-type="as-char" svg:width="2.3902in" svg:height="1.0165in" draw:z-index="16"><draw:object xlink:href="./Object 17" xlink:type="simple" xlink:show="embed" xlink:actuate="onLoad"/><draw:image xlink:href="./ObjectReplacements/Object 17" xlink:type="simple" xlink:show="embed" xlink:actuate="onLoad"/></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bg" fo:country="BG"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line-height="0.1665in"/>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solid" draw:fill-color="#008080"/>
      <style:paragraph-properties fo:margin-top="0.1665in" fo:margin-bottom="0.0417in" style:contextual-spacing="false" fo:background-color="#008080" fo:keep-with-next="always"/>
      <style:text-properties fo:color="#ffffff" loext:opacity="100%"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loext:graphic-properties draw:fill="solid" draw:fill-color="#008080"/>
      <style:paragraph-properties fo:margin-left="0.4925in" fo:margin-right="0in" fo:margin-top="0.1665in" fo:margin-bottom="0.0417in" style:contextual-spacing="false" fo:text-indent="-0.4925in" style:auto-text-indent="false" fo:background-color="#008080" fo:keep-with-next="always"/>
      <style:text-properties fo:color="#ffffff" loext:opacity="100%" fo:font-size="12pt" fo:font-weight="bold" style:font-size-asian="12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1.1811in" fo:margin-right="0in" fo:text-indent="-0.7874in" style:auto-text-indent="false"/>
    </style:style>
    <style:style style:name="Body_20_text" style:display-name="Body text" style:family="paragraph" style:parent-style-name="Standard">
      <style:paragraph-properties fo:line-height="0.1665in"/>
    </style:style>
    <style:style style:name="Contents_20_1" style:display-name="Contents 1" style:family="paragraph" style:parent-style-name="Standard" style:next-style-name="Standard" style:class="index">
      <style:paragraph-properties fo:margin-left="0.3937in" fo:margin-right="0in" fo:margin-top="0.0835in" fo:margin-bottom="0.0417in" style:contextual-spacing="false" fo:text-indent="-0.3937in" style:auto-text-indent="false">
        <style:tab-stops>
          <style:tab-stop style:position="0.8335in"/>
          <style:tab-stop style:position="0.9846in"/>
          <style:tab-stop style:position="5.7654in" style:type="right" style:leader-style="dotted" style:leader-text="."/>
        </style:tab-stops>
      </style:paragraph-properties>
      <style:text-properties fo:text-transform="uppercase" fo:language="none" fo:country="none" fo:font-weight="bold" style:font-weight-asian="bold"/>
    </style:style>
    <style:style style:name="Contents_20_2" style:display-name="Contents 2" style:family="paragraph" style:parent-style-name="Standard" style:next-style-name="Standard" style:class="index">
      <style:paragraph-properties fo:margin-left="0.3937in" fo:margin-right="0in" fo:text-indent="-0.3937in" style:auto-text-indent="false">
        <style:tab-stops>
          <style:tab-stop style:position="0.5555in"/>
          <style:tab-stop style:position="5.7654in" style:type="right" style:leader-style="dotted" style:leader-text="."/>
        </style:tab-stops>
      </style:paragraph-properties>
      <style:text-properties fo:language="none" fo:country="non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5in" fo:text-indent="-0.25in" fo:margin-left="0.25in"/>
        </style:list-level-properties>
      </text:list-level-style-number>
      <text:list-level-style-number text:level="2" text:style-name="WW8Num6z1" style:num-suffix="." style:num-format="1" text:start-value="2"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ASTOS extensions to Orbiter</dc:title>
    <meta:initial-creator>Martin Schweiger</meta:initial-creator>
    <meta:creation-date>2004-11-15T03:01:00</meta:creation-date>
    <dc:date>2023-03-31T20:19:00.114000000</dc:date>
    <meta:print-date>2005-02-18T01:18:00</meta:print-date>
    <meta:editing-cycles>52</meta:editing-cycles>
    <meta:editing-duration>PT7H40M6S</meta:editing-duration>
    <meta:document-statistic meta:table-count="5" meta:image-count="0" meta:object-count="17" meta:page-count="11" meta:paragraph-count="256" meta:word-count="3607" meta:character-count="23102" meta:non-whitespace-character-count="19744"/>
    <meta:generator>LibreOffice/7.1.2.2$Windows_X86_64 LibreOffice_project/8a45595d069ef5570103caea1b71cc9d82b2aae4</meta:generator>
  </office:meta>
</office:document-meta>
</file>

<file path=Object 1/content.xml><?xml version="1.0" encoding="utf-8"?>
<math xmlns="http://www.w3.org/1998/Math/MathML" display="block">
  <semantics>
    <mrow>
      <mstyle mathsize="12pt">
        <mrow>
          <mo stretchy="false">(</mo>
          <mover accent="true">
            <mi>x</mi>
            <mo stretchy="false">˙</mo>
          </mover>
          <mi>,</mi>
          <mover accent="true">
            <mi>y</mi>
            <mo stretchy="false">˙</mo>
          </mover>
          <mi>,</mi>
          <mover accent="true">
            <mi>z</mi>
            <mo stretchy="false">˙</mo>
          </mover>
          <mo stretchy="false">)</mo>
        </mrow>
      </mstyle>
      <mrow/>
    </mrow>
    <annotation encoding="StarMath 5.0"> size 12{ \(  { dot  {x}}, { dot  {y}}, { dot  {z}} \) } {}</annotation>
  </semantics>
</math>
</file>

<file path=Object 10/content.xml><?xml version="1.0" encoding="utf-8"?>
<math xmlns="http://www.w3.org/1998/Math/MathML" display="block">
  <semantics>
    <mrow>
      <mstyle mathsize="12pt">
        <mrow>
          <mover accent="true">
            <mi>z</mi>
            <mo stretchy="false">^</mo>
          </mover>
          <mo stretchy="false">=</mo>
          <mrow>
            <mover accent="true">
              <mi>y</mi>
              <mo stretchy="false">^</mo>
            </mover>
            <mo stretchy="false">×</mo>
            <mover accent="true">
              <mi>x</mi>
              <mo stretchy="false">^</mo>
            </mover>
          </mrow>
        </mrow>
      </mstyle>
      <mrow/>
    </mrow>
    <annotation encoding="StarMath 5.0"> size 12{ { hat  {z}}= { hat  {y}} times  { hat  {x}}} {}</annotation>
  </semantics>
</math>
</file>

<file path=Object 11/content.xml><?xml version="1.0" encoding="utf-8"?>
<math xmlns="http://www.w3.org/1998/Math/MathML" display="block">
  <semantics>
    <mrow>
      <mstyle mathsize="12pt">
        <mrow>
          <mover accent="true">
            <mi>z</mi>
            <mo stretchy="false">^</mo>
          </mover>
          <mo stretchy="false">=</mo>
          <mrow>
            <mover accent="true">
              <mi>y</mi>
              <mo stretchy="false">^</mo>
            </mover>
            <mo stretchy="false">×</mo>
            <mover accent="true">
              <mi>x</mi>
              <mo stretchy="false">^</mo>
            </mover>
          </mrow>
        </mrow>
      </mstyle>
      <mrow/>
    </mrow>
    <annotation encoding="StarMath 5.0"> size 12{ { hat  {z}}= { hat  {y}} times  { hat  {x}}} {}</annotation>
  </semantics>
</math>
</file>

<file path=Object 12/content.xml><?xml version="1.0" encoding="utf-8"?>
<math xmlns="http://www.w3.org/1998/Math/MathML" display="block">
  <semantics>
    <mrow>
      <mstyle mathsize="12pt">
        <mrow>
          <mo stretchy="false">(</mo>
          <mover accent="true">
            <mi>x</mi>
            <mo stretchy="false">˙</mo>
          </mover>
          <mi>,</mi>
          <mover accent="true">
            <mi>y</mi>
            <mo stretchy="false">˙</mo>
          </mover>
          <mi>,</mi>
          <mover accent="true">
            <mi>z</mi>
            <mo stretchy="false">˙</mo>
          </mover>
          <mo stretchy="false">)</mo>
        </mrow>
      </mstyle>
      <mrow/>
    </mrow>
    <annotation encoding="StarMath 5.0"> size 12{ \(  { dot  {x}}, { dot  {y}}, { dot  {z}} \) } {}</annotation>
  </semantics>
</math>
</file>

<file path=Object 13/content.xml><?xml version="1.0" encoding="utf-8"?>
<math xmlns="http://www.w3.org/1998/Math/MathML" display="block">
  <semantics>
    <mrow>
      <mstyle mathsize="12pt">
        <mrow>
          <mo stretchy="false">(</mo>
          <mover accent="true">
            <mi>r</mi>
            <mo stretchy="false">˙</mo>
          </mover>
          <mi>,</mi>
          <mover accent="true">
            <mi>φ</mi>
            <mo stretchy="false">˙</mo>
          </mover>
          <mi>,</mi>
          <mover accent="true">
            <mi>θ</mi>
            <mo stretchy="false">˙</mo>
          </mover>
          <mo stretchy="false">)</mo>
        </mrow>
      </mstyle>
      <mrow/>
    </mrow>
    <annotation encoding="StarMath 5.0"> size 12{ \(  { dot  {r}}, { dot  {φ}}, { dot  {θ}} \) } {}</annotation>
  </semantics>
</math>
</file>

<file path=Object 14/content.xml><?xml version="1.0" encoding="utf-8"?>
<math xmlns="http://www.w3.org/1998/Math/MathML" display="block">
  <semantics>
    <mrow>
      <mtable>
        <mtr>
          <mtd>
            <mrow>
              <mstyle mathsize="12pt">
                <mrow>
                  <mrow>
                    <mi>x</mi>
                    <mo stretchy="false">=</mo>
                    <mi>r</mi>
                  </mrow>
                  <mtext>cos</mtext>
                  <mi>φ</mi>
                  <mtext>cos</mtext>
                  <mi>θ</mi>
                </mrow>
              </mstyle>
              <mrow/>
            </mrow>
          </mtd>
        </mtr>
        <mtr>
          <mtd>
            <mrow>
              <mstyle mathsize="12pt">
                <mrow>
                  <mrow>
                    <mi>y</mi>
                    <mo stretchy="false">=</mo>
                    <mi>r</mi>
                  </mrow>
                  <mtext>sin</mtext>
                  <mi>θ</mi>
                </mrow>
              </mstyle>
              <mrow/>
            </mrow>
          </mtd>
        </mtr>
        <mtr>
          <mtd>
            <mrow>
              <mstyle mathsize="12pt">
                <mrow>
                  <mrow>
                    <mi>z</mi>
                    <mo stretchy="false">=</mo>
                    <mi>r</mi>
                  </mrow>
                  <mtext>sin</mtext>
                  <mi>φ</mi>
                  <mtext>sin</mtext>
                  <mi>θ</mi>
                </mrow>
              </mstyle>
              <mrow/>
            </mrow>
          </mtd>
        </mtr>
      </mtable>
      <mrow/>
    </mrow>
    <annotation encoding="StarMath 5.0">alignl { stack {
 size 12{x=r"cos"φ"cos"θ}  {} # 
 size 12{y=r"sin"θ}  {} # 
 size 12{z=r"sin"φ"sin"θ}  {} 
} } {}</annotation>
  </semantics>
</math>
</file>

<file path=Object 15/content.xml><?xml version="1.0" encoding="utf-8"?>
<math xmlns="http://www.w3.org/1998/Math/MathML" display="block">
  <semantics>
    <mrow>
      <mtable>
        <mtr>
          <mtd>
            <mrow>
              <mstyle mathsize="12pt">
                <mrow>
                  <mrow>
                    <mover accent="true">
                      <mi>x</mi>
                      <mo stretchy="false">˙</mo>
                    </mover>
                    <mo stretchy="false">=</mo>
                    <mover accent="true">
                      <mi>r</mi>
                      <mo stretchy="false">˙</mo>
                    </mover>
                  </mrow>
                  <mtext>cos</mtext>
                  <mi>φ</mi>
                  <mtext>cos</mtext>
                  <mrow>
                    <mi>θ</mi>
                    <mo stretchy="false">−</mo>
                    <mi>r</mi>
                  </mrow>
                  <mover accent="true">
                    <mi>φ</mi>
                    <mo stretchy="false">˙</mo>
                  </mover>
                  <mtext>sin</mtext>
                  <mi>φ</mi>
                  <mtext>cos</mtext>
                  <mrow>
                    <mi>θ</mi>
                    <mo stretchy="false">−</mo>
                    <mi>r</mi>
                  </mrow>
                  <mover accent="true">
                    <mi>θ</mi>
                    <mo stretchy="false">˙</mo>
                  </mover>
                  <mtext>cos</mtext>
                  <mi>φ</mi>
                  <mtext>sin</mtext>
                  <mi>θ</mi>
                </mrow>
              </mstyle>
              <mrow/>
            </mrow>
          </mtd>
        </mtr>
        <mtr>
          <mtd>
            <mrow>
              <mstyle mathsize="12pt">
                <mrow>
                  <mrow>
                    <mover accent="true">
                      <mi>y</mi>
                      <mo stretchy="false">˙</mo>
                    </mover>
                    <mo stretchy="false">=</mo>
                    <mover accent="true">
                      <mi>r</mi>
                      <mo stretchy="false">˙</mo>
                    </mover>
                  </mrow>
                  <mtext>sin</mtext>
                  <mrow>
                    <mi>θ</mi>
                    <mo stretchy="false">+</mo>
                    <mi>r</mi>
                  </mrow>
                  <mover accent="true">
                    <mi>θ</mi>
                    <mo stretchy="false">˙</mo>
                  </mover>
                  <mtext>cos</mtext>
                  <mi>θ</mi>
                </mrow>
              </mstyle>
              <mrow/>
            </mrow>
          </mtd>
        </mtr>
        <mtr>
          <mtd>
            <mrow>
              <mstyle mathsize="12pt">
                <mrow>
                  <mrow>
                    <mover accent="true">
                      <mi>z</mi>
                      <mo stretchy="false">˙</mo>
                    </mover>
                    <mo stretchy="false">=</mo>
                    <mover accent="true">
                      <mi>r</mi>
                      <mo stretchy="false">˙</mo>
                    </mover>
                  </mrow>
                  <mtext>sin</mtext>
                  <mi>φ</mi>
                  <mtext>cos</mtext>
                  <mrow>
                    <mi>θ</mi>
                    <mo stretchy="false">+</mo>
                    <mi>r</mi>
                  </mrow>
                  <mover accent="true">
                    <mi>φ</mi>
                    <mo stretchy="false">˙</mo>
                  </mover>
                  <mtext>cos</mtext>
                  <mi>φ</mi>
                  <mtext>cos</mtext>
                  <mrow>
                    <mi>θ</mi>
                    <mo stretchy="false">−</mo>
                    <mi>r</mi>
                  </mrow>
                  <mover accent="true">
                    <mi>θ</mi>
                    <mo stretchy="false">˙</mo>
                  </mover>
                  <mtext>sin</mtext>
                  <mi>φ</mi>
                  <mtext>sin</mtext>
                  <mi>θ</mi>
                </mrow>
              </mstyle>
              <mrow/>
            </mrow>
          </mtd>
        </mtr>
      </mtable>
      <mrow/>
    </mrow>
    <annotation encoding="StarMath 5.0">alignl { stack {
 size 12{ { dot  {x}}= { dot  {r}}"cos"φ"cos"θ - r { dot  {φ}}"sin"φ"cos"θ - r { dot  {θ}}"cos"φ"sin"θ}  {} # 
 size 12{ { dot  {y}}= { dot  {r}}"sin"θ+r { dot  {θ}}"cos"θ}  {} # 
 size 12{ { dot  {z}}= { dot  {r}}"sin"φ"cos"θ+r { dot  {φ}}"cos"φ"cos"θ - r { dot  {θ}}"sin"φ"sin"θ}  {} 
} } {}</annotation>
  </semantics>
</math>
</file>

<file path=Object 16/content.xml><?xml version="1.0" encoding="utf-8"?>
<math xmlns="http://www.w3.org/1998/Math/MathML" display="block">
  <semantics>
    <mrow>
      <mtable>
        <mtr>
          <mtd>
            <mrow>
              <mstyle mathsize="12pt">
                <mrow>
                  <mi>r</mi>
                  <mo stretchy="false">=</mo>
                  <msqrt>
                    <mrow>
                      <msup>
                        <mi>x</mi>
                        <mstyle mathsize="8pt">
                          <mn>2</mn>
                        </mstyle>
                      </msup>
                      <mo stretchy="false">+</mo>
                      <msup>
                        <mi>y</mi>
                        <mstyle mathsize="8pt">
                          <mn>2</mn>
                        </mstyle>
                      </msup>
                      <mo stretchy="false">+</mo>
                      <msup>
                        <mi>z</mi>
                        <mstyle mathsize="8pt">
                          <mn>2</mn>
                        </mstyle>
                      </msup>
                    </mrow>
                  </msqrt>
                </mrow>
              </mstyle>
              <mrow/>
            </mrow>
          </mtd>
        </mtr>
        <mtr>
          <mtd>
            <mrow>
              <mrow>
                <mi>φ</mi>
                <mo stretchy="false">=</mo>
                <mtext>arctan</mtext>
              </mrow>
              <mfrac>
                <mi>z</mi>
                <mi>x</mi>
              </mfrac>
              <mrow/>
            </mrow>
          </mtd>
        </mtr>
        <mtr>
          <mtd>
            <mrow>
              <mrow>
                <mi>θ</mi>
                <mo stretchy="false">=</mo>
                <mtext>arcsin</mtext>
              </mrow>
              <mfrac>
                <mi>y</mi>
                <mi>r</mi>
              </mfrac>
              <mrow/>
            </mrow>
          </mtd>
        </mtr>
      </mtable>
      <mrow/>
    </mrow>
    <annotation encoding="StarMath 5.0">alignl { stack {
 size 12{r= sqrt {x rSup { size 8{2} } +y rSup { size 8{2} } +z rSup { size 8{2} } } }  {} # 
φ="arctan" {  {z}  over  {x} }  {} # 
θ="arcsin" {  {y}  over  {r} }  {} 
} } {}</annotation>
  </semantics>
</math>
</file>

<file path=Object 17/content.xml><?xml version="1.0" encoding="utf-8"?>
<math xmlns="http://www.w3.org/1998/Math/MathML" display="block">
  <semantics>
    <mrow>
      <mtable>
        <mtr>
          <mtd>
            <mrow>
              <mstyle mathsize="12pt">
                <mrow>
                  <mrow>
                    <mover accent="true">
                      <mi>r</mi>
                      <mo stretchy="false">˙</mo>
                    </mover>
                    <mo stretchy="false">=</mo>
                    <mover accent="true">
                      <mi>y</mi>
                      <mo stretchy="false">˙</mo>
                    </mover>
                  </mrow>
                  <mtext>sin</mtext>
                  <mrow>
                    <mi>θ</mi>
                    <mo stretchy="false">+</mo>
                    <mtext>cos</mtext>
                  </mrow>
                  <mi>θ</mi>
                  <mo stretchy="false">(</mo>
                  <mover accent="true">
                    <mi>x</mi>
                    <mo stretchy="false">˙</mo>
                  </mover>
                  <mtext>cos</mtext>
                  <mrow>
                    <mi>φ</mi>
                    <mo stretchy="false">+</mo>
                    <mover accent="true">
                      <mi>z</mi>
                      <mo stretchy="false">˙</mo>
                    </mover>
                  </mrow>
                  <mtext>sin</mtext>
                  <mi>φ</mi>
                  <mo stretchy="false">)</mo>
                </mrow>
              </mstyle>
              <mrow/>
            </mrow>
          </mtd>
        </mtr>
        <mtr>
          <mtd>
            <mrow>
              <mstyle mathsize="12pt">
                <mrow>
                  <mover accent="true">
                    <mi>φ</mi>
                    <mo stretchy="false">˙</mo>
                  </mover>
                  <mo stretchy="false">=</mo>
                  <mfrac>
                    <mrow>
                      <mover accent="true">
                        <mi>z</mi>
                        <mo stretchy="false">˙</mo>
                      </mover>
                      <mtext>cos</mtext>
                      <mrow>
                        <mi>φ</mi>
                        <mo stretchy="false">−</mo>
                        <mover accent="true">
                          <mi>x</mi>
                          <mo stretchy="false">˙</mo>
                        </mover>
                      </mrow>
                      <mtext>sin</mtext>
                      <mi>φ</mi>
                    </mrow>
                    <mrow>
                      <mi>r</mi>
                      <mtext>cos</mtext>
                      <mi>θ</mi>
                    </mrow>
                  </mfrac>
                </mrow>
              </mstyle>
              <mrow/>
            </mrow>
          </mtd>
        </mtr>
        <mtr>
          <mtd>
            <mrow>
              <mstyle mathsize="12pt">
                <mrow>
                  <mover accent="true">
                    <mi>θ</mi>
                    <mo stretchy="false">˙</mo>
                  </mover>
                  <mo stretchy="false">=</mo>
                  <mfrac>
                    <mrow>
                      <mover accent="true">
                        <mi>y</mi>
                        <mo stretchy="false">˙</mo>
                      </mover>
                      <mtext>cos</mtext>
                      <mrow>
                        <mi>θ</mi>
                        <mo stretchy="false">−</mo>
                        <mtext>sin</mtext>
                      </mrow>
                      <mi>θ</mi>
                      <mo stretchy="false">(</mo>
                      <mover accent="true">
                        <mi>x</mi>
                        <mo stretchy="false">˙</mo>
                      </mover>
                      <mtext>cos</mtext>
                      <mrow>
                        <mi>φ</mi>
                        <mo stretchy="false">+</mo>
                        <mover accent="true">
                          <mi>z</mi>
                          <mo stretchy="false">˙</mo>
                        </mover>
                      </mrow>
                      <mtext>sin</mtext>
                      <mi>φ</mi>
                      <mo stretchy="false">)</mo>
                    </mrow>
                    <mi>r</mi>
                  </mfrac>
                </mrow>
              </mstyle>
              <mrow/>
            </mrow>
          </mtd>
        </mtr>
      </mtable>
      <mrow/>
    </mrow>
    <annotation encoding="StarMath 5.0">alignl { stack {
 size 12{ { dot  {r}}= { dot  {y}}"sin"θ+"cos"θ \(  { dot  {x}}"cos"φ+ { dot  {z}}"sin"φ \) }  {} # 
 size 12{ { dot  {φ}}= {  { { dot  {z}}"cos"φ -  { dot  {x}}"sin"φ}  over  {r"cos"θ} } }  {} # 
 size 12{ { dot  {θ}}= {  { { dot  {y}}"cos"θ - "sin"θ \(  { dot  {x}}"cos"φ+ { dot  {z}}"sin"φ \) }  over  {r} } }  {} 
} } {}</annotation>
  </semantics>
</math>
</file>

<file path=Object 2/content.xml><?xml version="1.0" encoding="utf-8"?>
<math xmlns="http://www.w3.org/1998/Math/MathML" display="block">
  <semantics>
    <mrow>
      <mstyle mathsize="12pt">
        <mrow>
          <mo stretchy="false">(</mo>
          <mover accent="true">
            <mi>r</mi>
            <mo stretchy="false">˙</mo>
          </mover>
          <mi>,</mi>
          <mover accent="true">
            <mi>φ</mi>
            <mo stretchy="false">˙</mo>
          </mover>
          <mi>,</mi>
          <mover accent="true">
            <mi>θ</mi>
            <mo stretchy="false">˙</mo>
          </mover>
          <mo stretchy="false">)</mo>
        </mrow>
      </mstyle>
      <mrow/>
    </mrow>
    <annotation encoding="StarMath 5.0"> size 12{ \(  { dot  {r}}, { dot  {φ}}, { dot  {θ}} \) } {}</annotation>
  </semantics>
</math>
</file>

<file path=Object 3/content.xml><?xml version="1.0" encoding="utf-8"?>
<math xmlns="http://www.w3.org/1998/Math/MathML" display="block">
  <semantics>
    <mrow>
      <mstyle mathsize="12pt">
        <mrow>
          <mi>R</mi>
          <mo stretchy="false">=</mo>
          <mrow>
            <mo fence="true" form="prefix" stretchy="true">[</mo>
            <mrow>
              <mtable>
                <mtr>
                  <mtd>
                    <mrow>
                      <msub>
                        <mi>r</mi>
                        <mstyle mathsize="8pt">
                          <mtext>11</mtext>
                        </mstyle>
                      </msub>
                      <mrow/>
                    </mrow>
                  </mtd>
                  <mtd>
                    <mrow>
                      <msub>
                        <mi>r</mi>
                        <mstyle mathsize="8pt">
                          <mtext>12</mtext>
                        </mstyle>
                      </msub>
                      <mrow/>
                    </mrow>
                  </mtd>
                  <mtd>
                    <mrow>
                      <msub>
                        <mi>r</mi>
                        <mstyle mathsize="8pt">
                          <mtext>13</mtext>
                        </mstyle>
                      </msub>
                      <mrow/>
                    </mrow>
                  </mtd>
                </mtr>
                <mtr>
                  <mtd>
                    <mrow>
                      <msub>
                        <mi>r</mi>
                        <mstyle mathsize="8pt">
                          <mtext>21</mtext>
                        </mstyle>
                      </msub>
                      <mrow/>
                    </mrow>
                  </mtd>
                  <mtd>
                    <mrow>
                      <msub>
                        <mi>r</mi>
                        <mstyle mathsize="8pt">
                          <mtext>22</mtext>
                        </mstyle>
                      </msub>
                      <mrow/>
                    </mrow>
                  </mtd>
                  <mtd>
                    <mrow>
                      <msub>
                        <mi>r</mi>
                        <mstyle mathsize="8pt">
                          <mtext>23</mtext>
                        </mstyle>
                      </msub>
                      <mrow/>
                    </mrow>
                  </mtd>
                </mtr>
                <mtr>
                  <mtd>
                    <mrow>
                      <msub>
                        <mi>r</mi>
                        <mstyle mathsize="8pt">
                          <mtext>31</mtext>
                        </mstyle>
                      </msub>
                      <mrow/>
                    </mrow>
                  </mtd>
                  <mtd>
                    <mrow>
                      <msub>
                        <mi>r</mi>
                        <mstyle mathsize="8pt">
                          <mtext>32</mtext>
                        </mstyle>
                      </msub>
                      <mrow/>
                    </mrow>
                  </mtd>
                  <mtd>
                    <mrow>
                      <msub>
                        <mi>r</mi>
                        <mstyle mathsize="8pt">
                          <mtext>33</mtext>
                        </mstyle>
                      </msub>
                      <mrow/>
                    </mrow>
                  </mtd>
                </mtr>
              </mtable>
            </mrow>
            <mo fence="true" form="postfix" stretchy="true">]</mo>
          </mrow>
        </mrow>
      </mstyle>
      <mrow/>
    </mrow>
    <annotation encoding="StarMath 5.0"> size 12{R= left [ matrix {
r rSub { size 8{"11"} }  {} # r rSub { size 8{"12"} }  {} # r rSub { size 8{"13"} }  {} ##
r rSub { size 8{"21"} }  {} # r rSub { size 8{"22"} }  {} # r rSub { size 8{"23"} }  {} ##
r rSub { size 8{"31"} }  {} # r rSub { size 8{"32"} }  {} # r rSub { size 8{"33"} } {}
}  right ]} {}</annotation>
  </semantics>
</math>
</file>

<file path=Object 4/content.xml><?xml version="1.0" encoding="utf-8"?>
<math xmlns="http://www.w3.org/1998/Math/MathML" display="block">
  <semantics>
    <mrow>
      <mstyle mathsize="12pt">
        <mrow>
          <mrow>
            <mi>α</mi>
            <mo stretchy="false">=</mo>
            <mtext>arctan</mtext>
          </mrow>
          <mfrac>
            <msub>
              <mi>r</mi>
              <mstyle mathsize="8pt">
                <mtext>23</mtext>
              </mstyle>
            </msub>
            <msub>
              <mi>r</mi>
              <mstyle mathsize="8pt">
                <mtext>33</mtext>
              </mstyle>
            </msub>
          </mfrac>
          <mi>,</mi>
          <mspace width="2em"/>
          <mrow>
            <mi>β</mi>
            <mo stretchy="false">=</mo>
            <mrow>
              <mo stretchy="false">−</mo>
              <mtext>arcsin</mtext>
            </mrow>
          </mrow>
          <msub>
            <mi>r</mi>
            <mstyle mathsize="8pt">
              <mtext>13</mtext>
            </mstyle>
          </msub>
          <mi>,</mi>
          <mspace width="2em"/>
          <mrow>
            <mi>γ</mi>
            <mo stretchy="false">=</mo>
            <mtext>arctan</mtext>
          </mrow>
          <mfrac>
            <msub>
              <mi>r</mi>
              <mstyle mathsize="8pt">
                <mtext>12</mtext>
              </mstyle>
            </msub>
            <msub>
              <mi>r</mi>
              <mstyle mathsize="8pt">
                <mtext>11</mtext>
              </mstyle>
            </msub>
          </mfrac>
        </mrow>
      </mstyle>
      <mrow/>
    </mrow>
    <annotation encoding="StarMath 5.0"> size 12{α="arctan" {  {r rSub { size 8{"23"} } }  over  {r rSub { size 8{"33"} } } } ,~β= - "arcsin"r rSub { size 8{"13"} } ,~γ="arctan" {  {r rSub { size 8{"12"} } }  over  {r rSub { size 8{"11"} } } } } {}</annotation>
  </semantics>
</math>
</file>

<file path=Object 5/content.xml><?xml version="1.0" encoding="utf-8"?>
<math xmlns="http://www.w3.org/1998/Math/MathML" display="block">
  <semantics>
    <mrow>
      <mstyle mathsize="12pt">
        <mrow>
          <mrow>
            <mi>α</mi>
            <mo stretchy="false">=</mo>
            <mtext>arctan</mtext>
          </mrow>
          <mfrac>
            <msub>
              <mi>r</mi>
              <mstyle mathsize="8pt">
                <mtext>12</mtext>
              </mstyle>
            </msub>
            <msub>
              <mi>r</mi>
              <mstyle mathsize="8pt">
                <mtext>22</mtext>
              </mstyle>
            </msub>
          </mfrac>
          <mi>,</mi>
          <mspace width="2em"/>
          <mrow>
            <mi>β</mi>
            <mo stretchy="false">=</mo>
            <mtext>arcsin</mtext>
          </mrow>
          <msub>
            <mi>r</mi>
            <mstyle mathsize="8pt">
              <mtext>32</mtext>
            </mstyle>
          </msub>
          <mi>,</mi>
          <mspace width="2em"/>
          <mrow>
            <mi>γ</mi>
            <mo stretchy="false">=</mo>
            <mtext>arctan</mtext>
          </mrow>
          <mfrac>
            <msub>
              <mi>r</mi>
              <mstyle mathsize="8pt">
                <mtext>31</mtext>
              </mstyle>
            </msub>
            <msub>
              <mi>r</mi>
              <mstyle mathsize="8pt">
                <mtext>33</mtext>
              </mstyle>
            </msub>
          </mfrac>
        </mrow>
      </mstyle>
      <mrow/>
    </mrow>
    <annotation encoding="StarMath 5.0"> size 12{α="arctan" {  {r rSub { size 8{"12"} } }  over  {r rSub { size 8{"22"} } } } ,~β="arcsin"r rSub { size 8{"32"} } ,~γ="arctan" {  {r rSub { size 8{"31"} } }  over  {r rSub { size 8{"33"} } } } } {}</annotation>
  </semantics>
</math>
</file>

<file path=Object 6/content.xml><?xml version="1.0" encoding="utf-8"?>
<math xmlns="http://www.w3.org/1998/Math/MathML" display="block">
  <semantics>
    <mrow>
      <mtable>
        <mtr>
          <mtd>
            <mrow>
              <mstyle mathsize="12pt">
                <mrow>
                  <mi>r</mi>
                  <mo stretchy="false">(</mo>
                  <msub>
                    <mi>t</mi>
                    <mstyle mathsize="8pt">
                      <mn>0</mn>
                    </mstyle>
                  </msub>
                  <mrow>
                    <mo stretchy="false">)</mo>
                    <mo stretchy="false">=</mo>
                    <msub>
                      <mi>r</mi>
                      <mstyle mathsize="8pt">
                        <mn>0</mn>
                      </mstyle>
                    </msub>
                  </mrow>
                  <mspace width="2em"/>
                  <mi>r</mi>
                  <mo stretchy="false">(</mo>
                  <msub>
                    <mi>t</mi>
                    <mstyle mathsize="8pt">
                      <mn>1</mn>
                    </mstyle>
                  </msub>
                  <mrow>
                    <mo stretchy="false">)</mo>
                    <mo stretchy="false">=</mo>
                    <msub>
                      <mi>r</mi>
                      <mstyle mathsize="8pt">
                        <mn>1</mn>
                      </mstyle>
                    </msub>
                  </mrow>
                </mrow>
              </mstyle>
              <mrow/>
            </mrow>
          </mtd>
        </mtr>
        <mtr>
          <mtd>
            <mrow>
              <mi>v</mi>
              <mo stretchy="false">(</mo>
              <msub>
                <mi>t</mi>
                <mstyle mathsize="8pt">
                  <mn>0</mn>
                </mstyle>
              </msub>
              <mrow>
                <mo stretchy="false">)</mo>
                <mo stretchy="false">=</mo>
                <msub>
                  <mi>v</mi>
                  <mstyle mathsize="8pt">
                    <mn>0</mn>
                  </mstyle>
                </msub>
              </mrow>
              <mspace width="2em"/>
              <mi>v</mi>
              <mo stretchy="false">(</mo>
              <msub>
                <mi>t</mi>
                <mstyle mathsize="8pt">
                  <mn>1</mn>
                </mstyle>
              </msub>
              <mrow>
                <mo stretchy="false">)</mo>
                <mo stretchy="false">=</mo>
                <msub>
                  <mi>v</mi>
                  <mstyle mathsize="8pt">
                    <mn>1</mn>
                  </mstyle>
                </msub>
              </mrow>
              <mrow/>
            </mrow>
          </mtd>
        </mtr>
      </mtable>
      <mrow/>
    </mrow>
    <annotation encoding="StarMath 5.0">alignl { stack {
 size 12{r \( t rSub { size 8{0} }  \) =r rSub { size 8{0} } ~r \( t rSub { size 8{1} }  \) =r rSub { size 8{1} } }  {} # 
v \( t rSub { size 8{0} }  \) =v rSub { size 8{0} } ~v \( t rSub { size 8{1} }  \) =v rSub { size 8{1} }  {} 
} } {}</annotation>
  </semantics>
</math>
</file>

<file path=Object 7/content.xml><?xml version="1.0" encoding="utf-8"?>
<math xmlns="http://www.w3.org/1998/Math/MathML" display="block">
  <semantics>
    <mrow>
      <mstyle mathsize="12pt">
        <mrow>
          <mi>a</mi>
          <mo stretchy="false">(</mo>
          <mi>t</mi>
          <mrow>
            <mo stretchy="false">)</mo>
            <mo stretchy="false">=</mo>
            <mrow>
              <msub>
                <mi>a</mi>
                <mstyle mathsize="8pt">
                  <mn>0</mn>
                </mstyle>
              </msub>
              <mo stretchy="false">+</mo>
              <mi mathvariant="italic">bΔt</mi>
            </mrow>
          </mrow>
        </mrow>
      </mstyle>
      <mrow/>
    </mrow>
    <annotation encoding="StarMath 5.0"> size 12{a \( t \) =a rSub { size 8{0} } +bΔt} {}</annotation>
  </semantics>
</math>
</file>

<file path=Object 8/content.xml><?xml version="1.0" encoding="utf-8"?>
<math xmlns="http://www.w3.org/1998/Math/MathML" display="block">
  <semantics>
    <mrow>
      <mtable>
        <mtr>
          <mtd>
            <mrow>
              <mstyle mathsize="12pt">
                <mrow>
                  <mi>v</mi>
                  <mo stretchy="false">(</mo>
                  <mi>t</mi>
                  <mrow>
                    <mo stretchy="false">)</mo>
                    <mo stretchy="false">=</mo>
                    <mrow>
                      <munderover>
                        <mo stretchy="false">∫</mo>
                        <mstyle mathsize="8pt">
                          <mn>0</mn>
                        </mstyle>
                        <mstyle mathsize="8pt">
                          <mi mathvariant="italic">Δt</mi>
                        </mstyle>
                      </munderover>
                      <mrow>
                        <mi>a</mi>
                        <mo stretchy="false">(</mo>
                        <msup>
                          <mi>t</mi>
                          <mi>'</mi>
                        </msup>
                        <mo stretchy="false">)</mo>
                        <mi>d</mi>
                        <msup>
                          <mi>t</mi>
                          <mi>'</mi>
                        </msup>
                      </mrow>
                    </mrow>
                    <mo stretchy="false">=</mo>
                    <mrow>
                      <msub>
                        <mi>v</mi>
                        <mstyle mathsize="8pt">
                          <mn>0</mn>
                        </mstyle>
                      </msub>
                      <mo stretchy="false">+</mo>
                      <msub>
                        <mi>a</mi>
                        <mstyle mathsize="8pt">
                          <mn>0</mn>
                        </mstyle>
                      </msub>
                    </mrow>
                  </mrow>
                  <mrow>
                    <mi mathvariant="italic">Δt</mi>
                    <mo stretchy="false">+</mo>
                    <mfrac>
                      <mn>1</mn>
                      <mn>2</mn>
                    </mfrac>
                  </mrow>
                  <msup>
                    <mi mathvariant="italic">bΔt</mi>
                    <mstyle mathsize="8pt">
                      <mn>2</mn>
                    </mstyle>
                  </msup>
                </mrow>
              </mstyle>
              <mrow/>
            </mrow>
          </mtd>
        </mtr>
        <mtr>
          <mtd>
            <mrow>
              <mi>r</mi>
              <mo stretchy="false">(</mo>
              <mi>t</mi>
              <mrow>
                <mo stretchy="false">)</mo>
                <mo stretchy="false">=</mo>
                <mrow>
                  <munderover>
                    <mo stretchy="false">∫</mo>
                    <mstyle mathsize="8pt">
                      <mn>0</mn>
                    </mstyle>
                    <mstyle mathsize="8pt">
                      <mi mathvariant="italic">Δt</mi>
                    </mstyle>
                  </munderover>
                  <mrow>
                    <mi>v</mi>
                    <mo stretchy="false">(</mo>
                    <msup>
                      <mi>t</mi>
                      <mi>'</mi>
                    </msup>
                    <mo stretchy="false">)</mo>
                    <mi>d</mi>
                    <msup>
                      <mi>t</mi>
                      <mi>'</mi>
                    </msup>
                  </mrow>
                </mrow>
                <mo stretchy="false">=</mo>
                <mrow>
                  <msub>
                    <mi>r</mi>
                    <mstyle mathsize="8pt">
                      <mn>0</mn>
                    </mstyle>
                  </msub>
                  <mo stretchy="false">+</mo>
                  <msub>
                    <mi>v</mi>
                    <mstyle mathsize="8pt">
                      <mn>0</mn>
                    </mstyle>
                  </msub>
                </mrow>
              </mrow>
              <mrow>
                <mi mathvariant="italic">Δt</mi>
                <mo stretchy="false">+</mo>
                <mfrac>
                  <mn>1</mn>
                  <mn>2</mn>
                </mfrac>
              </mrow>
              <msub>
                <mi>a</mi>
                <mstyle mathsize="8pt">
                  <mn>0</mn>
                </mstyle>
              </msub>
              <mrow>
                <msup>
                  <mi mathvariant="italic">Δt</mi>
                  <mstyle mathsize="8pt">
                    <mn>2</mn>
                  </mstyle>
                </msup>
                <mo stretchy="false">+</mo>
                <mfrac>
                  <mn>1</mn>
                  <mn>6</mn>
                </mfrac>
              </mrow>
              <msup>
                <mi mathvariant="italic">bΔt</mi>
                <mstyle mathsize="8pt">
                  <mn>3</mn>
                </mstyle>
              </msup>
              <mrow/>
            </mrow>
          </mtd>
        </mtr>
      </mtable>
      <mrow/>
    </mrow>
    <annotation encoding="StarMath 5.0">alignl { stack {
 size 12{v \( t \) = Int cSub { size 8{0} }  cSup { size 8{Δt} }  {a \(  { {t}} sup { ' } \) d { {t}} sup { ' }} =v rSub { size 8{0} } +a rSub { size 8{0} } Δt+ {  {1}  over  {2} } bΔt rSup { size 8{2} } }  {} # 
r \( t \) = Int cSub { size 8{0} }  cSup { size 8{Δt} }  {v \(  { {t}} sup { ' } \) d { {t}} sup { ' }} =r rSub { size 8{0} } +v rSub { size 8{0} } Δt+ {  {1}  over  {2} } a rSub { size 8{0} } Δt rSup { size 8{2} } + {  {1}  over  {6} } bΔt rSup { size 8{3} }  {} 
} } {}</annotation>
  </semantics>
</math>
</file>

<file path=Object 9/content.xml><?xml version="1.0" encoding="utf-8"?>
<math xmlns="http://www.w3.org/1998/Math/MathML" display="block">
  <semantics>
    <mrow>
      <mtable>
        <mtr>
          <mtd>
            <mrow>
              <mstyle mathsize="12pt">
                <mrow>
                  <msub>
                    <mi>a</mi>
                    <mstyle mathsize="8pt">
                      <mn>0</mn>
                    </mstyle>
                  </msub>
                  <mo stretchy="false">=</mo>
                  <mfrac>
                    <mrow>
                      <mn>2</mn>
                      <mo stretchy="false">[</mo>
                      <mn>3</mn>
                      <mo stretchy="false">(</mo>
                      <mrow>
                        <msub>
                          <mi>r</mi>
                          <mstyle mathsize="8pt">
                            <mn>1</mn>
                          </mstyle>
                        </msub>
                        <mo stretchy="false">−</mo>
                        <msub>
                          <mi>r</mi>
                          <mstyle mathsize="8pt">
                            <mn>0</mn>
                          </mstyle>
                        </msub>
                      </mrow>
                      <mrow>
                        <mo stretchy="false">)</mo>
                        <mo stretchy="false">−</mo>
                        <mi mathvariant="italic">ΔT</mi>
                      </mrow>
                      <mo stretchy="false">(</mo>
                      <mn>2</mn>
                      <mrow>
                        <msub>
                          <mi>v</mi>
                          <mstyle mathsize="8pt">
                            <mn>0</mn>
                          </mstyle>
                        </msub>
                        <mo stretchy="false">+</mo>
                        <msub>
                          <mi>v</mi>
                          <mstyle mathsize="8pt">
                            <mn>1</mn>
                          </mstyle>
                        </msub>
                      </mrow>
                      <mo stretchy="false">)</mo>
                      <mo stretchy="false">]</mo>
                    </mrow>
                    <msup>
                      <mi mathvariant="italic">ΔT</mi>
                      <mstyle mathsize="8pt">
                        <mn>2</mn>
                      </mstyle>
                    </msup>
                  </mfrac>
                </mrow>
              </mstyle>
              <mrow/>
            </mrow>
          </mtd>
        </mtr>
        <mtr>
          <mtd>
            <mrow>
              <mrow>
                <mi>b</mi>
                <mo stretchy="false">=</mo>
                <mfrac>
                  <mrow>
                    <mn>6</mn>
                    <mo stretchy="false">[</mo>
                    <mn>2</mn>
                    <mo stretchy="false">(</mo>
                    <mrow>
                      <msub>
                        <mi>r</mi>
                        <mstyle mathsize="8pt">
                          <mn>0</mn>
                        </mstyle>
                      </msub>
                      <mo stretchy="false">−</mo>
                      <msub>
                        <mi>r</mi>
                        <mstyle mathsize="8pt">
                          <mn>1</mn>
                        </mstyle>
                      </msub>
                    </mrow>
                    <mrow>
                      <mo stretchy="false">)</mo>
                      <mo stretchy="false">+</mo>
                      <mi mathvariant="italic">ΔT</mi>
                    </mrow>
                    <mo stretchy="false">(</mo>
                    <mrow>
                      <msub>
                        <mi>v</mi>
                        <mstyle mathsize="8pt">
                          <mn>0</mn>
                        </mstyle>
                      </msub>
                      <mo stretchy="false">+</mo>
                      <msub>
                        <mi>v</mi>
                        <mstyle mathsize="8pt">
                          <mn>1</mn>
                        </mstyle>
                      </msub>
                    </mrow>
                    <mo stretchy="false">)</mo>
                    <mo stretchy="false">]</mo>
                  </mrow>
                  <msup>
                    <mi mathvariant="italic">ΔT</mi>
                    <mstyle mathsize="8pt">
                      <mn>3</mn>
                    </mstyle>
                  </msup>
                </mfrac>
              </mrow>
              <mrow/>
            </mrow>
          </mtd>
        </mtr>
      </mtable>
      <mrow/>
    </mrow>
    <annotation encoding="StarMath 5.0">alignl { stack {
 size 12{a rSub { size 8{0} } = {  {2 \[ 3 \( r rSub { size 8{1} }  - r rSub { size 8{0} }  \)  - ΔT \( 2v rSub { size 8{0} } +v rSub { size 8{1} }  \)  \] }  over  {ΔT rSup { size 8{2} } } } }  {} # 
b= {  {6 \[ 2 \( r rSub { size 8{0} }  - r rSub { size 8{1} }  \) +ΔT \( v rSub { size 8{0} } +v rSub { size 8{1} }  \)  \] }  over  {ΔT rSup { size 8{3} } } }  {} 
} } {}</annotation>
  </semantics>
</math>
</file>